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1"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5.3424in" table:align="center" style:writing-mode="lr-tb"/>
    </style:style>
    <style:style style:name="Tabelle1.A" style:family="table-column">
      <style:table-column-properties style:column-width="5.3424in"/>
    </style:style>
    <style:style style:name="Tabelle1.1" style:family="table-row">
      <style:table-row-properties style:min-row-height="0.3625in" style:keep-together="true" fo:keep-together="auto"/>
    </style:style>
    <style:style style:name="Tabelle1.A1" style:family="table-cell">
      <style:table-cell-properties style:vertical-align="top" fo:padding-left="0.075in" fo:padding-right="0.075in" fo:padding-top="0in" fo:padding-bottom="0in" fo:border="none" style:writing-mode="lr-tb"/>
    </style:style>
    <style:style style:name="Tabelle2" style:family="table">
      <style:table-properties style:width="5.1924in" table:align="margins" style:writing-mode="lr-tb"/>
    </style:style>
    <style:style style:name="Tabelle2.A" style:family="table-column">
      <style:table-column-properties style:column-width="2.559in" style:rel-column-width="32298*"/>
    </style:style>
    <style:style style:name="Tabelle2.B" style:family="table-column">
      <style:table-column-properties style:column-width="1.625in" style:rel-column-width="20509*"/>
    </style:style>
    <style:style style:name="Tabelle2.C" style:family="table-column">
      <style:table-column-properties style:column-width="1.0083in" style:rel-column-width="12728*"/>
    </style:style>
    <style:style style:name="Tabelle2.1" style:family="table-row">
      <style:table-row-properties style:keep-together="true" fo:keep-together="auto"/>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3" style:family="table-row">
      <style:table-row-properties style:min-row-height="0.5743in" style:keep-together="true" fo:keep-together="auto"/>
    </style:style>
    <style:style style:name="Tabelle2.6" style:family="table-row">
      <style:table-row-properties style:min-row-height="1.3993in" style:keep-together="true" fo:keep-together="auto"/>
    </style:style>
    <style:style style:name="Tabelle2.7" style:family="table-row">
      <style:table-row-properties style:min-row-height="0.1806in" style:keep-together="true" fo:keep-together="auto"/>
    </style:style>
    <style:style style:name="Tabelle2.9" style:family="table-row">
      <style:table-row-properties style:min-row-height="0.6368in" style:keep-together="true" fo:keep-together="auto"/>
    </style:style>
    <style:style style:name="Tabelle3" style:family="table">
      <style:table-properties style:width="6.2854in" table:align="left" style:writing-mode="lr-tb"/>
    </style:style>
    <style:style style:name="Tabelle3.A" style:family="table-column">
      <style:table-column-properties style:column-width="0.7875in"/>
    </style:style>
    <style:style style:name="Tabelle3.B" style:family="table-column">
      <style:table-column-properties style:column-width="0.8861in"/>
    </style:style>
    <style:style style:name="Tabelle3.D" style:family="table-column">
      <style:table-column-properties style:column-width="0.6889in"/>
    </style:style>
    <style:style style:name="Tabelle3.E" style:family="table-column">
      <style:table-column-properties style:column-width="3.1354in"/>
    </style:style>
    <style:style style:name="Tabelle3.1" style:family="table-row">
      <style:table-row-properties style:min-row-height="0.3125in" style:keep-together="true" fo:keep-together="auto"/>
    </style:style>
    <style:style style:name="Tabel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elle3.E1" style:family="table-cell">
      <style:table-cell-properties style:vertical-align="top" fo:padding-left="0.075in" fo:padding-right="0.075in" fo:padding-top="0in" fo:padding-bottom="0in" fo:border="0.0139in solid #000000" style:writing-mode="lr-tb"/>
    </style:style>
    <style:style style:name="Tabelle3.2" style:family="table-row">
      <style:table-row-properties style:min-row-height="0.3681in" style:keep-together="true" fo:keep-together="auto"/>
    </style:style>
    <style:style style:name="Tabel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3.E2" style:family="table-cell">
      <style:table-cell-properties style:vertical-align="top" fo:padding-left="0.075in" fo:padding-right="0.075in" fo:padding-top="0in" fo:padding-bottom="0in" fo:border="0.0069in solid #000000" style:writing-mode="lr-tb"/>
    </style:style>
    <style:style style:name="Tabelle3.3" style:family="table-row">
      <style:table-row-properties style:min-row-height="0.4931in" style:keep-together="true" fo:keep-together="auto"/>
    </style:style>
    <style:style style:name="Tabelle3.A1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B17"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E1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 style:family="table">
      <style:table-properties style:width="8.1042in" table:align="left"/>
    </style:style>
    <style:style style:name="Table1.A" style:family="table-column">
      <style:table-column-properties style:column-width="1.0521in"/>
    </style:style>
    <style:style style:name="Table1.B" style:family="table-column">
      <style:table-column-properties style:column-width="7.0514in"/>
    </style:style>
    <style:style style:name="Table1.A1" style:family="table-cell">
      <style:table-cell-properties style:vertical-align="middle" fo:padding="0.0313in" fo:border="none"/>
    </style:style>
    <style:style style:name="Table2" style:family="table">
      <style:table-properties style:width="6.1771in" table:align="left"/>
    </style:style>
    <style:style style:name="Table2.A" style:family="table-column">
      <style:table-column-properties style:column-width="2.0625in"/>
    </style:style>
    <style:style style:name="Table2.B" style:family="table-column">
      <style:table-column-properties style:column-width="2.0521in"/>
    </style:style>
    <style:style style:name="Table2.A1" style:family="table-cell">
      <style:table-cell-properties fo:background-color="#c0c0c0" fo:padding="0.0194in" fo:border-left="0.0139in solid #808080" fo:border-right="none" fo:border-top="0.0139in solid #808080" fo:border-bottom="0.0139in solid #808080">
        <style:background-image/>
      </style:table-cell-properties>
    </style:style>
    <style:style style:name="Table2.C1" style:family="table-cell">
      <style:table-cell-properties fo:background-color="#c0c0c0" fo:padding="0.0194in" fo:border="0.0139in solid #808080">
        <style:background-image/>
      </style:table-cell-properties>
    </style:style>
    <style:style style:name="Table2.A2" style:family="table-cell">
      <style:table-cell-properties fo:padding="0.0194in" fo:border-left="0.0139in solid #808080" fo:border-right="none" fo:border-top="none" fo:border-bottom="0.0139in solid #808080"/>
    </style:style>
    <style:style style:name="Table2.C2" style:family="table-cell">
      <style:table-cell-properties fo:padding="0.0194in" fo:border-left="0.0139in solid #808080" fo:border-right="0.0139in solid #808080" fo:border-top="none" fo:border-bottom="0.0139in solid #80808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style:text-autospace="none"/>
      <style:text-properties fo:font-size="10pt" style:font-size-asian="10pt"/>
    </style:style>
    <style:style style:name="P11" style:family="paragraph" style:parent-style-name="Standard">
      <style:paragraph-properties style:text-autospace="none" style:snap-to-layout-grid="false"/>
      <style:text-properties fo:font-size="10pt" style:font-size-asian="10pt"/>
    </style:style>
    <style:style style:name="P12"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3" style:family="paragraph" style:parent-style-name="Standard">
      <style:paragraph-properties style:text-autospace="none" style:snap-to-layout-grid="false"/>
      <style:text-properties fo:font-size="10pt" fo:language="de" fo:country="DE"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fo:text-align="center" style:justify-single-word="false"/>
      <style:text-properties fo:font-size="14pt" fo:font-weight="bold" style:font-size-asian="14pt"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9" style:family="paragraph" style:parent-style-name="Standard">
      <style:paragraph-properties style:text-autospace="none"/>
    </style:style>
    <style:style style:name="P20" style:family="paragraph" style:parent-style-name="Header">
      <style:paragraph-properties style:snap-to-layout-grid="false">
        <style:tab-stops/>
      </style:paragraph-properties>
      <style:text-properties style:font-name="Arial" style:font-name-complex="Arial"/>
    </style:style>
    <style:style style:name="P21" style:family="paragraph" style:parent-style-name="Header">
      <style:paragraph-properties style:snap-to-layout-gri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3" style:family="paragraph" style:parent-style-name="Standard">
      <style:paragraph-properties fo:margin-left="0.4in" fo:margin-right="0in" fo:text-indent="0in" style:auto-text-indent="false"/>
    </style:style>
    <style:style style:name="P24" style:family="paragraph" style:parent-style-name="Normal_20__28_Web_29_">
      <style:paragraph-properties fo:margin-top="0in" fo:margin-bottom="0in" style:snap-to-layout-grid="false"/>
      <style:text-properties fo:font-size="10pt" style:font-size-asian="10pt"/>
    </style:style>
    <style:style style:name="P25" style:family="paragraph" style:parent-style-name="Normal_20__28_Web_29_">
      <style:paragraph-properties fo:margin-top="0in" fo:margin-bottom="0in" style:snap-to-layout-grid="false"/>
      <style:text-properties fo:font-size="10pt" style:font-size-asian="10pt" style:font-size-complex="10pt"/>
    </style:style>
    <style:style style:name="P26" style:family="paragraph" style:parent-style-name="Cell_20_Text">
      <style:paragraph-properties fo:margin-top="0in" fo:margin-bottom="0in" style:snap-to-layout-grid="false"/>
    </style:style>
    <style:style style:name="P27" style:family="paragraph" style:parent-style-name="Normal_20__28_Web_29_">
      <style:text-properties fo:font-size="10pt" style:font-size-asian="10pt" style:font-size-complex="10pt"/>
    </style:style>
    <style:style style:name="P28" style:family="paragraph" style:parent-style-name="Normal_20__28_Web_29_">
      <style:paragraph-properties fo:margin-top="0in" fo:margin-bottom="0.1945in" style:snap-to-layout-grid="false"/>
      <style:text-properties fo:font-size="10pt" style:font-size-asian="10pt" style:font-size-complex="10pt"/>
    </style:style>
    <style:style style:name="P29" style:family="paragraph" style:parent-style-name="Normal_20__28_Web_29_">
      <style:paragraph-properties fo:margin-top="0.1945in" fo:margin-bottom="0in"/>
      <style:text-properties fo:font-size="10pt" style:font-size-asian="10pt" style:font-size-complex="10pt"/>
    </style:style>
    <style:style style:name="P30" style:family="paragraph" style:parent-style-name="Normal_20__2b__20_10_20_pt">
      <style:paragraph-properties style:snap-to-layout-grid="false"/>
    </style:style>
    <style:style style:name="P31" style:family="paragraph" style:parent-style-name="Normal_20__2b__20_10_20_pt">
      <style:paragraph-properties style:snap-to-layout-grid="false"/>
      <style:text-properties fo:font-weight="normal" style:font-weight-asian="normal"/>
    </style:style>
    <style:style style:name="P32" style:family="paragraph" style:parent-style-name="Contents_20_1">
      <style:paragraph-properties>
        <style:tab-stops>
          <style:tab-stop style:position="6in" style:type="right" style:leader-style="dotted" style:leader-text="."/>
        </style:tab-stops>
      </style:paragraph-properties>
    </style:style>
    <style:style style:name="P33" style:family="paragraph" style:parent-style-name="Contents_20_2">
      <style:paragraph-properties>
        <style:tab-stops>
          <style:tab-stop style:position="6in" style:type="right" style:leader-style="dotted" style:leader-text="."/>
        </style:tab-stops>
      </style:paragraph-properties>
    </style:style>
    <style:style style:name="P34" style:family="paragraph" style:parent-style-name="Standard" style:master-page-name="Standard">
      <style:paragraph-properties fo:margin-left="-0.45in" fo:margin-right="0in" fo:text-indent="0in" style:auto-text-indent="false" style:page-number="auto"/>
      <style:text-properties fo:font-weight="bold" style:font-weight-asian="bold" style:font-weight-complex="bold"/>
    </style:style>
    <style:style style:name="P35"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36" style:family="paragraph" style:parent-style-name="Standard" style:list-style-name="WW8Num15">
      <style:paragraph-properties fo:margin-left="0.5in" fo:margin-right="0in" fo:text-indent="-0.25in" style:auto-text-indent="false"/>
    </style:style>
    <style:style style:name="P37" style:family="paragraph" style:parent-style-name="Heading_20_3">
      <style:text-properties fo:color="#0000ff"/>
    </style:style>
    <style:style style:name="P38" style:family="paragraph" style:parent-style-name="Heading_20_3">
      <style:text-properties fo:color="#0000ff" style:font-name="Arial1" fo:font-size="10pt"/>
    </style:style>
    <style:style style:name="P39" style:family="paragraph" style:parent-style-name="Heading_20_3">
      <style:text-properties fo:color="#0000ff" fo:font-weight="bold"/>
    </style:style>
    <style:style style:name="P40" style:family="paragraph" style:parent-style-name="Text_20_body">
      <style:paragraph-properties fo:text-align="center" style:justify-single-word="false"/>
    </style:style>
    <style:style style:name="P41" style:family="paragraph" style:parent-style-name="Text_20_body" style:list-style-name="L74"/>
    <style:style style:name="P42" style:family="paragraph" style:parent-style-name="Text_20_body" style:list-style-name="L75"/>
    <style:style style:name="P43" style:family="paragraph" style:parent-style-name="Text_20_body" style:list-style-name="L76"/>
    <style:style style:name="P44" style:family="paragraph" style:parent-style-name="Text_20_body" style:list-style-name="L77"/>
    <style:style style:name="P45" style:family="paragraph" style:parent-style-name="Text_20_body" style:list-style-name="L78"/>
    <style:style style:name="P46" style:family="paragraph" style:parent-style-name="Text_20_body" style:list-style-name="L79"/>
    <style:style style:name="P47" style:family="paragraph" style:parent-style-name="Text_20_body" style:list-style-name="L80"/>
    <style:style style:name="P48" style:family="paragraph" style:parent-style-name="Text_20_body" style:list-style-name="L81"/>
    <style:style style:name="P49" style:family="paragraph" style:parent-style-name="Text_20_body" style:list-style-name="L82"/>
    <style:style style:name="P50" style:family="paragraph" style:parent-style-name="Text_20_body">
      <style:text-properties fo:font-style="italic"/>
    </style:style>
    <style:style style:name="P51" style:family="paragraph" style:parent-style-name="Text_20_body">
      <style:paragraph-properties fo:text-align="center" style:justify-single-word="false"/>
      <style:text-properties fo:font-style="italic"/>
    </style:style>
    <style:style style:name="P52" style:family="paragraph" style:parent-style-name="Text_20_body">
      <style:text-properties fo:color="#0000ff" style:font-name="Arial1" fo:font-size="10pt" fo:font-style="italic" fo:font-weight="bold"/>
    </style:style>
    <style:style style:name="P53" style:family="paragraph" style:parent-style-name="Text_20_body" style:list-style-name="L83"/>
    <style:style style:name="P54" style:family="paragraph" style:parent-style-name="Text_20_body" style:list-style-name="L84"/>
    <style:style style:name="P55" style:family="paragraph" style:parent-style-name="Text_20_body" style:list-style-name="L85"/>
    <style:style style:name="P56" style:family="paragraph" style:parent-style-name="Text_20_body" style:list-style-name="L86"/>
    <style:style style:name="P57" style:family="paragraph" style:parent-style-name="Text_20_body" style:list-style-name="L87"/>
    <style:style style:name="P58" style:family="paragraph" style:parent-style-name="Text_20_body" style:list-style-name="L88"/>
    <style:style style:name="P59" style:family="paragraph" style:parent-style-name="Text_20_body" style:list-style-name="L89"/>
    <style:style style:name="P60" style:family="paragraph" style:parent-style-name="Text_20_body" style:list-style-name="L90"/>
    <style:style style:name="P61" style:family="paragraph" style:parent-style-name="Text_20_body" style:list-style-name="L91"/>
    <style:style style:name="P62" style:family="paragraph" style:parent-style-name="Text_20_body" style:list-style-name="L92"/>
    <style:style style:name="P63" style:family="paragraph" style:parent-style-name="Text_20_body" style:list-style-name="L93"/>
    <style:style style:name="P64" style:family="paragraph" style:parent-style-name="Text_20_body" style:list-style-name="L94"/>
    <style:style style:name="P65" style:family="paragraph" style:parent-style-name="Text_20_body" style:list-style-name="L95"/>
    <style:style style:name="P66" style:family="paragraph" style:parent-style-name="Text_20_body" style:list-style-name="L96"/>
    <style:style style:name="P67" style:family="paragraph" style:parent-style-name="Text_20_body" style:list-style-name="L97"/>
    <style:style style:name="P68" style:family="paragraph" style:parent-style-name="Text_20_body" style:list-style-name="L98"/>
    <style:style style:name="P69" style:family="paragraph" style:parent-style-name="Text_20_body" style:list-style-name="L99"/>
    <style:style style:name="P70" style:family="paragraph" style:parent-style-name="Text_20_body" style:list-style-name="L77">
      <style:paragraph-properties fo:margin-top="0in" fo:margin-bottom="0in"/>
      <style:text-properties fo:color="#0000ff" style:font-name="Arial1" fo:font-size="10pt"/>
    </style:style>
    <style:style style:name="P71" style:family="paragraph" style:parent-style-name="Text_20_body" style:list-style-name="L74">
      <style:paragraph-properties fo:margin-top="0in" fo:margin-bottom="0in"/>
    </style:style>
    <style:style style:name="P72" style:family="paragraph" style:parent-style-name="Text_20_body" style:list-style-name="L75">
      <style:paragraph-properties fo:margin-top="0in" fo:margin-bottom="0in"/>
    </style:style>
    <style:style style:name="P73" style:family="paragraph" style:parent-style-name="Text_20_body" style:list-style-name="L76">
      <style:paragraph-properties fo:margin-top="0in" fo:margin-bottom="0in"/>
    </style:style>
    <style:style style:name="P74" style:family="paragraph" style:parent-style-name="Text_20_body" style:list-style-name="L77">
      <style:paragraph-properties fo:margin-top="0in" fo:margin-bottom="0in"/>
    </style:style>
    <style:style style:name="P75" style:family="paragraph" style:parent-style-name="Text_20_body" style:list-style-name="L78">
      <style:paragraph-properties fo:margin-top="0in" fo:margin-bottom="0in"/>
    </style:style>
    <style:style style:name="P76" style:family="paragraph" style:parent-style-name="Text_20_body" style:list-style-name="L79">
      <style:paragraph-properties fo:margin-top="0in" fo:margin-bottom="0in"/>
    </style:style>
    <style:style style:name="P77" style:family="paragraph" style:parent-style-name="Text_20_body" style:list-style-name="L80">
      <style:paragraph-properties fo:margin-top="0in" fo:margin-bottom="0in"/>
    </style:style>
    <style:style style:name="P78" style:family="paragraph" style:parent-style-name="Text_20_body" style:list-style-name="L81">
      <style:paragraph-properties fo:margin-top="0in" fo:margin-bottom="0in"/>
    </style:style>
    <style:style style:name="P79" style:family="paragraph" style:parent-style-name="Text_20_body" style:list-style-name="L82">
      <style:paragraph-properties fo:margin-top="0in" fo:margin-bottom="0in"/>
    </style:style>
    <style:style style:name="P80" style:family="paragraph" style:parent-style-name="Text_20_body" style:list-style-name="L83">
      <style:paragraph-properties fo:margin-top="0in" fo:margin-bottom="0in"/>
    </style:style>
    <style:style style:name="P81" style:family="paragraph" style:parent-style-name="Text_20_body" style:list-style-name="L84">
      <style:paragraph-properties fo:margin-top="0in" fo:margin-bottom="0in"/>
    </style:style>
    <style:style style:name="P82" style:family="paragraph" style:parent-style-name="Text_20_body" style:list-style-name="L85">
      <style:paragraph-properties fo:margin-top="0in" fo:margin-bottom="0in"/>
    </style:style>
    <style:style style:name="P83" style:family="paragraph" style:parent-style-name="Text_20_body" style:list-style-name="L86">
      <style:paragraph-properties fo:margin-top="0in" fo:margin-bottom="0in"/>
    </style:style>
    <style:style style:name="P84" style:family="paragraph" style:parent-style-name="Text_20_body" style:list-style-name="L87">
      <style:paragraph-properties fo:margin-top="0in" fo:margin-bottom="0in"/>
    </style:style>
    <style:style style:name="P85" style:family="paragraph" style:parent-style-name="Text_20_body" style:list-style-name="L88">
      <style:paragraph-properties fo:margin-top="0in" fo:margin-bottom="0in"/>
    </style:style>
    <style:style style:name="P86" style:family="paragraph" style:parent-style-name="Text_20_body" style:list-style-name="L89">
      <style:paragraph-properties fo:margin-top="0in" fo:margin-bottom="0in"/>
    </style:style>
    <style:style style:name="P87" style:family="paragraph" style:parent-style-name="Text_20_body" style:list-style-name="L90">
      <style:paragraph-properties fo:margin-top="0in" fo:margin-bottom="0in"/>
    </style:style>
    <style:style style:name="P88" style:family="paragraph" style:parent-style-name="Text_20_body" style:list-style-name="L91">
      <style:paragraph-properties fo:margin-top="0in" fo:margin-bottom="0in"/>
    </style:style>
    <style:style style:name="P89" style:family="paragraph" style:parent-style-name="Text_20_body" style:list-style-name="L92">
      <style:paragraph-properties fo:margin-top="0in" fo:margin-bottom="0in"/>
    </style:style>
    <style:style style:name="P90" style:family="paragraph" style:parent-style-name="Text_20_body" style:list-style-name="L93">
      <style:paragraph-properties fo:margin-top="0in" fo:margin-bottom="0in"/>
    </style:style>
    <style:style style:name="P91" style:family="paragraph" style:parent-style-name="Text_20_body" style:list-style-name="L94">
      <style:paragraph-properties fo:margin-top="0in" fo:margin-bottom="0in"/>
    </style:style>
    <style:style style:name="P92" style:family="paragraph" style:parent-style-name="Text_20_body" style:list-style-name="L95">
      <style:paragraph-properties fo:margin-top="0in" fo:margin-bottom="0in"/>
    </style:style>
    <style:style style:name="P93" style:family="paragraph" style:parent-style-name="Text_20_body" style:list-style-name="L96">
      <style:paragraph-properties fo:margin-top="0in" fo:margin-bottom="0in"/>
    </style:style>
    <style:style style:name="P94" style:family="paragraph" style:parent-style-name="Text_20_body" style:list-style-name="L97">
      <style:paragraph-properties fo:margin-top="0in" fo:margin-bottom="0in"/>
    </style:style>
    <style:style style:name="P95" style:family="paragraph" style:parent-style-name="Text_20_body" style:list-style-name="L98">
      <style:paragraph-properties fo:margin-top="0in" fo:margin-bottom="0in"/>
    </style:style>
    <style:style style:name="P96" style:family="paragraph" style:parent-style-name="Text_20_body" style:list-style-name="L99">
      <style:paragraph-properties fo:margin-top="0in" fo:margin-bottom="0in"/>
    </style:style>
    <style:style style:name="P97" style:family="paragraph" style:parent-style-name="Heading_20_4">
      <style:text-properties fo:color="#0000ff" style:font-name="Arial1" fo:font-size="10pt"/>
    </style:style>
    <style:style style:name="P98" style:family="paragraph" style:parent-style-name="Heading_20_4">
      <style:text-properties fo:font-weight="bold"/>
    </style:style>
    <style:style style:name="P99" style:family="paragraph" style:parent-style-name="Heading_20_4">
      <style:paragraph-properties fo:margin-left="0.3902in" fo:margin-right="0.3902in" fo:margin-top="0in" fo:margin-bottom="0.1965in" fo:text-indent="0in" style:auto-text-indent="false"/>
    </style:style>
    <style:style style:name="P100" style:family="paragraph" style:parent-style-name="Heading_20_1">
      <style:paragraph-properties fo:margin-top="0.1945in" fo:margin-bottom="0in"/>
    </style:style>
    <style:style style:name="P101" style:family="paragraph" style:parent-style-name="Heading_20_1" style:master-page-name="HTML">
      <style:paragraph-properties style:page-number="auto"/>
    </style:style>
    <style:style style:name="P102" style:family="paragraph" style:parent-style-name="Heading_20_2">
      <style:paragraph-properties>
        <style:tab-stops>
          <style:tab-stop style:position="0.278in"/>
          <style:tab-stop style:position="5.9929in" style:type="right" style:leader-style="dotted" style:leader-text="."/>
        </style:tab-stops>
      </style:paragraph-properties>
    </style:style>
    <style:style style:name="P103" style:family="paragraph" style:parent-style-name="Heading_20_2">
      <style:paragraph-properties fo:margin-top="0.0835in" fo:margin-bottom="0.1945in"/>
    </style:style>
    <style:style style:name="P104" style:family="paragraph" style:parent-style-name="Heading_20_2" style:master-page-name="HTML">
      <style:paragraph-properties style:page-number="auto"/>
    </style:style>
    <style:style style:name="P105" style:family="paragraph" style:parent-style-name="Table_20_Contents">
      <style:text-properties fo:font-weight="bold"/>
    </style:style>
    <style:style style:name="P106" style:family="paragraph" style:parent-style-name="Table_20_Contents">
      <style:text-properties fo:font-size="2pt" style:font-size-asian="2pt" style:font-size-complex="2pt"/>
    </style:style>
    <style:style style:name="P107" style:family="paragraph" style:parent-style-name="Table_20_Contents">
      <style:paragraph-properties fo:margin-top="0in" fo:margin-bottom="0in"/>
      <style:text-properties style:font-name="Times New Roman1" fo:font-size="12pt"/>
    </style:style>
    <style:style style:name="P108" style:family="paragraph" style:parent-style-name="Quotations" style:list-style-name="L96"/>
    <style:style style:name="P109" style:family="paragraph" style:parent-style-name="Quotations" style:list-style-name="L96">
      <style:paragraph-properties fo:margin-top="0in" fo:margin-bottom="0in"/>
    </style:style>
    <style:style style:name="P110" style:family="paragraph" style:parent-style-name="List_20_Number_20_4" style:list-style-name="WW8Num107">
      <style:paragraph-properties fo:margin-top="0in" fo:margin-bottom="0in" style:snap-to-layout-grid="false"/>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style:text-position="33% 80%"/>
    </style:style>
    <style:style style:name="T31" style:family="text">
      <style:text-properties style:text-line-through-style="none" style:text-underline-style="none" style:text-blinking="false"/>
    </style:style>
    <style:style style:name="T32" style:family="text">
      <style:text-properties style:text-line-through-style="none" style:text-underline-style="none" fo:font-weight="normal" style:text-blinking="false"/>
    </style:style>
    <style:style style:name="T33" style:family="text">
      <style:text-properties style:font-name="Arial1"/>
    </style:style>
    <style:style style:name="T34" style:family="text">
      <style:text-properties style:font-name="Arial1" fo:font-size="10pt"/>
    </style:style>
    <style:style style:name="T35" style:family="text">
      <style:text-properties fo:font-variant="normal" fo:text-transform="none" fo:font-style="normal"/>
    </style:style>
    <style:style style:name="T36" style:family="text">
      <style:text-properties style:font-name="Courier New1"/>
    </style:style>
    <style:style style:name="T37" style:family="text">
      <style:text-properties style:font-name="Courier New1" fo:font-weight="bold"/>
    </style:style>
    <style:style style:name="T38" style:family="text">
      <style:text-properties style:font-name="Courier-BoldOblique" fo:font-style="italic"/>
    </style:style>
    <style:style style:name="T39" style:family="text">
      <style:text-properties style:font-name="Courier"/>
    </style:style>
    <style:style style:name="T40" style:family="text">
      <style:text-properties style:font-name="TimesNewRomanPSMT"/>
    </style:style>
    <style:style style:name="T41" style:family="text">
      <style:text-properties style:font-name="TimesNewRoman"/>
    </style:style>
    <style:style style:name="fr1" style:family="graphic" style:parent-style-name="Frame">
      <style:graphic-properties fo:margin-left="0in" fo:margin-right="0in" style:wrap="none" style:vertical-pos="top" style:vertical-rel="baseline" style:horizontal-pos="center" style:horizontal-rel="paragraph-content" style:flow-with-text="tru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5"><text:user-defined text:name="Title">ALMA Common Software Architecture</text:user-defined></text:p>
      <text:p text:style-name="P9"/>
      <text:p text:style-name="P9"/>
      <text:p text:style-name="P16"><text:user-defined text:name="Document number">COMP-70.25.00.00-002-F-DSN</text:user-defined></text:p>
      <text:p text:style-name="P14"><text:span text:style-name="T9">Version: </text:span><text:span text:style-name="T9"><text:user-defined text:name="Revision">F</text:user-defined></text:span></text:p>
      <text:p text:style-name="P16"/>
      <text:p text:style-name="P14"><text:span text:style-name="T9">Status: </text:span><text:span text:style-name="T9"><text:user-defined text:name="Status">Draft</text:user-defined></text:span></text:p>
      <text:p text:style-name="P16"/>
      <text:p text:style-name="P16"><text:user-defined text:name="Date">2009-04-15</text:user-defined></text:p>
      <table:table table:name="Tabelle1" table:style-name="Tabelle1">
        <table:table-column table:style-name="Tabelle1.A"/>
        <table:table-row table:style-name="Tabelle1.1">
          <table:table-cell table:style-name="Tabelle1.A1" office:value-type="string">
            <text:p text:style-name="P6"/>
            <text:p text:style-name="Standard"><text:soft-page-break/><draw:frame draw:style-name="fr1" draw:name="Rahmen1" text:anchor-type="as-char" svg:width="5.1925in" draw:z-index="35"><draw:text-box fo:min-height="0.0161in"><table:table table:name="Tabelle2" table:style-name="Tabelle2"><table:table-column table:style-name="Tabelle2.A"/><table:table-column table:style-name="Tabelle2.B"/><table:table-column table:style-name="Tabelle2.C"/><table:table-row table:style-name="Tabelle2.1"><table:table-cell table:style-name="Tabelle2.A1" office:value-type="string"><text:p text:style-name="P6">Prepar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s) and Signature(s)</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3"><table:table-cell table:style-name="Tabelle2.A1" office:value-type="string"><text:p text:style-name="P12"/><text:p text:style-name="P19"><text:span text:style-name="T5"><text:initial-creator>G.Chiozzi</text:initial-creator></text:span><text:span text:style-name="T7"><text:line-break/>H.Sommer<text:line-break/>J. Schwarz</text:span></text:p></table:table-cell><table:table-cell table:style-name="Tabelle2.A1" office:value-type="string"><text:p text:style-name="P13"/><text:p text:style-name="P10"><text:user-defined text:name="Company">ESO</text:user-defined></text:p></table:table-cell><table:table-cell table:style-name="Tabelle2.C1" office:value-type="string"><text:p text:style-name="P11"/><text:p text:style-name="P10"><text:user-defined text:name="Date">2009-04-15</text:user-defined></text:p></table:table-cell></table:table-row><table:table-row table:style-name="Tabelle2.1"><table:table-cell table:style-name="Tabelle2.A1" office:value-type="string"><text:p text:style-name="P6">Approv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6"><table:table-cell table:style-name="Tabelle2.A1" office:value-type="string"><text:p text:style-name="P6"/><text:p text:style-name="P10"/><text:p text:style-name="P10"/><text:p text:style-name="P10"/><text:p text:style-name="P5"/></table:table-cell><table:table-cell table:style-name="Tabelle2.A1" office:value-type="string"><text:p text:style-name="P11"/><text:p text:style-name="P5"/></table:table-cell><table:table-cell table:style-name="Tabelle2.C1" office:value-type="string"><text:p text:style-name="P11"/><text:p text:style-name="P10"/></table:table-cell></table:table-row><table:table-row table:style-name="Tabelle2.7"><table:table-cell table:style-name="Tabelle2.A1" office:value-type="string"><text:p text:style-name="P6">Releas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9"><table:table-cell table:style-name="Tabelle2.A1" office:value-type="string"><text:p text:style-name="P6"/><text:p text:style-name="P10"/></table:table-cell><table:table-cell table:style-name="Tabelle2.A1" office:value-type="string"><text:p text:style-name="P11"/><text:p text:style-name="P10"/></table:table-cell><table:table-cell table:style-name="Tabelle2.C1" office:value-type="string"><text:p text:style-name="P11"/><text:p text:style-name="P10"/></table:table-cell></table:table-row></table:table></draw:text-box></draw:frame></text:p>
          </table:table-cell>
        </table:table-row>
      </table:table>
      <text:section text:style-name="Sect1" text:name="Bereich1">
        <text:p text:style-name="P17"/>
        <text:p text:style-name="P35">Change Record</text:p>
        <text:p text:style-name="P14"/>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7">Version</text:p>
            </table:table-cell>
            <table:table-cell table:style-name="Tabelle3.A1" office:value-type="string">
              <text:p text:style-name="P7">Date</text:p>
            </table:table-cell>
            <table:table-cell table:style-name="Tabelle3.A1" office:value-type="string">
              <text:p text:style-name="P30">Affected Section(s)</text:p>
            </table:table-cell>
            <table:table-cell table:style-name="Tabelle3.A1" office:value-type="string">
              <text:p text:style-name="P7">Change Request #</text:p>
            </table:table-cell>
            <table:table-cell table:style-name="Tabelle3.E1" office:value-type="string">
              <text:p text:style-name="P7">Reason/Initiation/Remarks</text:p>
            </table:table-cell>
          </table:table-row>
          <table:table-row table:style-name="Tabelle3.2">
            <table:table-cell table:style-name="Tabelle3.A2" office:value-type="string">
              <text:p text:style-name="P25">1.0/Prep.1</text:p>
            </table:table-cell>
            <table:table-cell table:style-name="Tabelle3.A2" office:value-type="string">
              <text:p text:style-name="P25">1999-11-2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29"/>
            </table:table-cell>
          </table:table-row>
          <table:table-row table:style-name="Tabelle3.3">
            <table:table-cell table:style-name="Tabelle3.A2" office:value-type="string">
              <text:p text:style-name="P25">1.0/Prep.2</text:p>
            </table:table-cell>
            <table:table-cell table:style-name="Tabelle3.A2" office:value-type="string">
              <text:p text:style-name="P25">2000-01-15</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5">Updated after group internal review</text:p>
            </table:table-cell>
          </table:table-row>
          <table:table-row table:style-name="Tabelle3.3">
            <table:table-cell table:style-name="Tabelle3.A2" office:value-type="string">
              <text:p text:style-name="P25">1.1/Prep.1</text:p>
            </table:table-cell>
            <table:table-cell table:style-name="Tabelle3.A2" office:value-type="string">
              <text:p text:style-name="P25">2000-05-3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after discussions with NRAO and meetings with G.Chiozzi, G.Raffi, and B.Glendenning.</text:p>
              <text:p text:style-name="P27">Document renamed from "ALMA Common Software Feature List" to "Architectural Discussion on ALMA Common Software Framework.</text:p>
              <text:p text:style-name="P27">Comparison with ESO Common Software moved in appendix.</text:p>
              <text:p text:style-name="P29">"Devices" renamed "Distributed objects" in order to keep them distinct from Control System devices.</text:p>
            </table:table-cell>
          </table:table-row>
          <table:table-row table:style-name="Tabelle3.3">
            <table:table-cell table:style-name="Tabelle3.A2" office:value-type="string">
              <text:p text:style-name="P25">1.1/Prep.2</text:p>
            </table:table-cell>
            <table:table-cell table:style-name="Tabelle3.A2" office:value-type="string">
              <text:p text:style-name="P25">2000-06-1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29">Added traceability matrix with requirements document</text:p>
            </table:table-cell>
          </table:table-row>
          <text:soft-page-break/>
          <table:table-row table:style-name="Tabelle3.3">
            <table:table-cell table:style-name="Tabelle3.A2" office:value-type="string">
              <text:p text:style-name="P25">2.0/Prep.1</text:p>
            </table:table-cell>
            <table:table-cell table:style-name="Tabelle3.A2" office:value-type="string">
              <text:p text:style-name="P25">2001-04-1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including all comment to issue 1.1/Prep.2 and results of Kitt Peak test and the feedback from the first experiences in the usage of the ACS 0.0 prototype.</text:p>
              <text:p text:style-name="P29">Applied ALMA Documentation template.</text:p>
            </table:table-cell>
          </table:table-row>
          <table:table-row table:style-name="Tabelle3.3">
            <table:table-cell table:style-name="Tabelle3.A2" office:value-type="string">
              <text:p text:style-name="P25">2.0/Prep.2</text:p>
            </table:table-cell>
            <table:table-cell table:style-name="Tabelle3.A2" office:value-type="string">
              <text:p text:style-name="P25">2001-09-10</text:p>
            </table:table-cell>
            <table:table-cell table:style-name="Tabelle3.A2" office:value-type="string">
              <text:p text:style-name="P31">All</text:p>
            </table:table-cell>
            <table:table-cell table:style-name="Tabelle3.A2" office:value-type="string">
              <text:list xml:id="list672383798" text:style-name="WW8Num107">
                <text:list-item>
                  <text:p text:style-name="P110"/>
                </text:list-item>
              </text:list>
            </table:table-cell>
            <table:table-cell table:style-name="Tabelle3.E2" office:value-type="string">
              <text:p text:style-name="P25">Updated taking into account document's review.</text:p>
            </table:table-cell>
          </table:table-row>
          <table:table-row table:style-name="Tabelle3.3">
            <table:table-cell table:style-name="Tabelle3.A2" office:value-type="string">
              <text:p text:style-name="P25">2.0</text:p>
            </table:table-cell>
            <table:table-cell table:style-name="Tabelle3.A2" office:value-type="string">
              <text:p text:style-name="P25">2001-09-26</text:p>
            </table:table-cell>
            <table:table-cell table:style-name="Tabelle3.A2" office:value-type="string">
              <text:p text:style-name="P31">Headers and footers</text:p>
            </table:table-cell>
            <table:table-cell table:style-name="Tabelle3.A2" office:value-type="string">
              <text:list xml:id="list2034230675" text:continue-numbering="true" text:style-name="WW8Num107">
                <text:list-item>
                  <text:p text:style-name="P110"/>
                </text:list-item>
              </text:list>
            </table:table-cell>
            <table:table-cell table:style-name="Tabelle3.E2" office:value-type="string">
              <text:p text:style-name="P25">Assigned document number and released officially</text:p>
            </table:table-cell>
          </table:table-row>
          <table:table-row table:style-name="Tabelle3.3">
            <table:table-cell table:style-name="Tabelle3.A2" office:value-type="string">
              <text:p text:style-name="P25">3.0</text:p>
            </table:table-cell>
            <table:table-cell table:style-name="Tabelle3.A2" office:value-type="string">
              <text:p text:style-name="P25">2002-11-15</text:p>
            </table:table-cell>
            <table:table-cell table:style-name="Tabelle3.A2" office:value-type="string">
              <text:p text:style-name="P31">All</text:p>
            </table:table-cell>
            <table:table-cell table:style-name="Tabelle3.A2" office:value-type="string">
              <text:list xml:id="list1950371102" text:continue-numbering="true" text:style-name="WW8Num107">
                <text:list-item>
                  <text:p text:style-name="P110"/>
                </text:list-item>
              </text:list>
            </table:table-cell>
            <table:table-cell table:style-name="Tabelle3.E2" office:value-type="string">
              <text:p text:style-name="P25">Document updated for ALMA Internal Design Review</text:p>
            </table:table-cell>
          </table:table-row>
          <table:table-row table:style-name="Tabelle3.3">
            <table:table-cell table:style-name="Tabelle3.A2" office:value-type="string">
              <text:p text:style-name="P25">3.1</text:p>
            </table:table-cell>
            <table:table-cell table:style-name="Tabelle3.A2" office:value-type="string">
              <text:p text:style-name="P25">2003-02-14</text:p>
            </table:table-cell>
            <table:table-cell table:style-name="Tabelle3.A2" office:value-type="string">
              <text:p text:style-name="P31">All</text:p>
            </table:table-cell>
            <table:table-cell table:style-name="Tabelle3.A2" office:value-type="string">
              <text:list xml:id="list383817519" text:continue-numbering="true" text:style-name="WW8Num107">
                <text:list-item>
                  <text:p text:style-name="P110"/>
                </text:list-item>
              </text:list>
            </table:table-cell>
            <table:table-cell table:style-name="Tabelle3.E2" office:value-type="string">
              <text:p text:style-name="P25">Document updated after ALMA Internal Design Review</text:p>
            </table:table-cell>
          </table:table-row>
          <table:table-row table:style-name="Tabelle3.3">
            <table:table-cell table:style-name="Tabelle3.A2" office:value-type="string">
              <text:p text:style-name="P25">A</text:p>
            </table:table-cell>
            <table:table-cell table:style-name="Tabelle3.A2" office:value-type="string">
              <text:p text:style-name="P25">2004-05-31</text:p>
            </table:table-cell>
            <table:table-cell table:style-name="Tabelle3.A2" office:value-type="string">
              <text:p text:style-name="P31">All</text:p>
            </table:table-cell>
            <table:table-cell table:style-name="Tabelle3.A2" office:value-type="string">
              <text:list xml:id="list1609594035" text:continue-numbering="true" text:style-name="WW8Num107">
                <text:list-item>
                  <text:p text:style-name="P110"/>
                </text:list-item>
              </text:list>
            </table:table-cell>
            <table:table-cell table:style-name="Tabelle3.E2" office:value-type="string">
              <text:p text:style-name="P24">Applied new ALMA Template<text:line-break/>Updated for CDR-2</text:p>
            </table:table-cell>
          </table:table-row>
          <table:table-row table:style-name="Tabelle3.3">
            <table:table-cell table:style-name="Tabelle3.A2" office:value-type="string">
              <text:p text:style-name="P25">B</text:p>
            </table:table-cell>
            <table:table-cell table:style-name="Tabelle3.A2" office:value-type="string">
              <text:p text:style-name="P25">2005-05-16</text:p>
            </table:table-cell>
            <table:table-cell table:style-name="Tabelle3.A2" office:value-type="string">
              <text:p text:style-name="P31">All</text:p>
            </table:table-cell>
            <table:table-cell table:style-name="Tabelle3.A2" office:value-type="string">
              <text:list xml:id="list957134449" text:continue-numbering="true" text:style-name="WW8Num107">
                <text:list-item>
                  <text:p text:style-name="P110"/>
                </text:list-item>
              </text:list>
            </table:table-cell>
            <table:table-cell table:style-name="Tabelle3.E2" office:value-type="string">
              <text:p text:style-name="P24">Updated for CDR-3</text:p>
            </table:table-cell>
          </table:table-row>
          <table:table-row table:style-name="Tabelle3.3">
            <table:table-cell table:style-name="Tabelle3.A2" office:value-type="string">
              <text:p text:style-name="P25">C</text:p>
            </table:table-cell>
            <table:table-cell table:style-name="Tabelle3.A2" office:value-type="string">
              <text:p text:style-name="P25">2005-07-29</text:p>
            </table:table-cell>
            <table:table-cell table:style-name="Tabelle3.A2" office:value-type="string">
              <text:p text:style-name="P31">All</text:p>
            </table:table-cell>
            <table:table-cell table:style-name="Tabelle3.A2" office:value-type="string">
              <text:list xml:id="list997242707" text:continue-numbering="true" text:style-name="WW8Num107">
                <text:list-item>
                  <text:p text:style-name="P110"/>
                </text:list-item>
              </text:list>
            </table:table-cell>
            <table:table-cell table:style-name="Tabelle3.E2" office:value-type="string">
              <text:p text:style-name="P24">Updated after CDR-3</text:p>
            </table:table-cell>
          </table:table-row>
          <table:table-row table:style-name="Tabelle3.3">
            <table:table-cell table:style-name="Tabelle3.A2" office:value-type="string">
              <text:p text:style-name="P25">D-1.23</text:p>
            </table:table-cell>
            <table:table-cell table:style-name="Tabelle3.A2" office:value-type="string">
              <text:p text:style-name="P25">2006-04-28</text:p>
            </table:table-cell>
            <table:table-cell table:style-name="Tabelle3.A2" office:value-type="string">
              <text:p text:style-name="P31">All</text:p>
            </table:table-cell>
            <table:table-cell table:style-name="Tabelle3.A2" office:value-type="string">
              <text:list xml:id="list1376781738" text:continue-numbering="true" text:style-name="WW8Num107">
                <text:list-item>
                  <text:p text:style-name="P110"/>
                </text:list-item>
              </text:list>
            </table:table-cell>
            <table:table-cell table:style-name="Tabelle3.E2" office:value-type="string">
              <text:p text:style-name="P24">Updated for CDR-4</text:p>
            </table:table-cell>
          </table:table-row>
          <table:table-row table:style-name="Tabelle3.3">
            <table:table-cell table:style-name="Tabelle3.A2" office:value-type="string">
              <text:p text:style-name="P25">E-1.29</text:p>
            </table:table-cell>
            <table:table-cell table:style-name="Tabelle3.A2" office:value-type="string">
              <text:p text:style-name="P25">2007-04-30</text:p>
            </table:table-cell>
            <table:table-cell table:style-name="Tabelle3.A2" office:value-type="string">
              <text:p text:style-name="P31">All</text:p>
            </table:table-cell>
            <table:table-cell table:style-name="Tabelle3.A2" office:value-type="string">
              <text:list xml:id="list173116966" text:continue-numbering="true" text:style-name="WW8Num107">
                <text:list-item>
                  <text:p text:style-name="P110"/>
                </text:list-item>
              </text:list>
            </table:table-cell>
            <table:table-cell table:style-name="Tabelle3.E2" office:value-type="string">
              <text:p text:style-name="P24">Updated for CDR-5</text:p>
            </table:table-cell>
          </table:table-row>
          <table:table-row table:style-name="Tabelle3.3">
            <table:table-cell table:style-name="Tabelle3.A2" office:value-type="string">
              <text:p text:style-name="P25">F-1.35</text:p>
            </table:table-cell>
            <table:table-cell table:style-name="Tabelle3.A2" office:value-type="string">
              <text:p text:style-name="P25">2008-06-17</text:p>
            </table:table-cell>
            <table:table-cell table:style-name="Tabelle3.A2" office:value-type="string">
              <text:p text:style-name="P31">All</text:p>
            </table:table-cell>
            <table:table-cell table:style-name="Tabelle3.A2" office:value-type="string">
              <text:list xml:id="list1993090410" text:continue-numbering="true" text:style-name="WW8Num107">
                <text:list-item>
                  <text:p text:style-name="P110"/>
                </text:list-item>
              </text:list>
            </table:table-cell>
            <table:table-cell table:style-name="Tabelle3.E2" office:value-type="string">
              <text:p text:style-name="P24">Updated for CDR-6</text:p>
            </table:table-cell>
          </table:table-row>
          <table:table-row table:style-name="Tabelle3.3">
            <table:table-cell table:style-name="Tabelle3.A17" office:value-type="string">
              <text:p text:style-name="P25">??</text:p>
            </table:table-cell>
            <table:table-cell table:style-name="Tabelle3.B17" office:value-type="float" office:value="39919">
              <text:p text:style-name="P25">2009-04-16</text:p>
            </table:table-cell>
            <table:table-cell table:style-name="Tabelle3.A17" office:value-type="string">
              <text:p text:style-name="P31">All</text:p>
            </table:table-cell>
            <table:table-cell table:style-name="Tabelle3.A17" office:value-type="string">
              <text:list xml:id="list842733561" text:continue-numbering="true" text:style-name="WW8Num107">
                <text:list-item>
                  <text:p text:style-name="P110"/>
                </text:list-item>
              </text:list>
            </table:table-cell>
            <table:table-cell table:style-name="Tabelle3.E17" office:value-type="string">
              <text:p text:style-name="P24">Converted to OpenOffice, fixing various issues with graphics and header numbers</text:p>
            </table:table-cell>
          </table:table-row>
        </table:table>
        <text:p text:style-name="Text_20_body_20_indent"/>
        <text:p text:style-name="P22">Table of Contents</text:p>
        <text:p text:style-name="P18"/>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32"><text:a xlink:type="simple" xlink:href="#1.Introduction|outline">1 <text:s text:c="2"/>Introduction<text:tab/>5</text:a></text:p>
            <text:p text:style-name="P33"><text:a xlink:type="simple" xlink:href="#1.1.Scope|outline">1.1 Scope<text:tab/>5</text:a></text:p>
            <text:p text:style-name="P33"><text:a xlink:type="simple" xlink:href="#1.2.Overview|outline">1.2 Overview<text:tab/>6</text:a></text:p>
            <text:p text:style-name="P33"><text:a xlink:type="simple" xlink:href="#1.3.Reference Architecture|outline">1.3 Reference Architecture<text:tab/>7</text:a></text:p>
            <text:p text:style-name="P33"><text:a xlink:type="simple" xlink:href="#1.4.Reference Documents|outline">1.4 Reference Documents<text:tab/>7</text:a></text:p>
            <text:p text:style-name="P33"><text:a xlink:type="simple" xlink:href="#1.5.Glossary|outline">1.5 Glossary<text:tab/>11</text:a></text:p>
            <text:p text:style-name="P32"><text:a xlink:type="simple" xlink:href="#2.ACS Basic Architecture|outline">2 <text:s text:c="2"/>ACS Basic Architecture<text:tab/>13</text:a></text:p>
            <text:p text:style-name="P33"><text:a xlink:type="simple" xlink:href="#2.1.Overview|outline">2.1 Overview<text:tab/>13</text:a></text:p>
            <text:p text:style-name="P33"><text:a xlink:type="simple" xlink:href="#2.2.Component Container model|outline">2.2 Component Container model<text:tab/>18</text:a></text:p>
            <text:p text:style-name="P33"><text:a xlink:type="simple" xlink:href="#2.3.Deployment|outline">2.3 Deployment<text:tab/>20</text:a></text:p>
            <text:p text:style-name="P32"><text:a xlink:type="simple" xlink:href="#3.ACS Packages|outline">3 <text:s text:c="2"/>ACS Packages<text:tab/>25</text:a></text:p>
            <text:p text:style-name="P33"><text:a xlink:type="simple" xlink:href="#3.1.Development tools|outline">3.1 Development tools<text:tab/>25</text:a></text:p>
            <text:p text:style-name="P33"><text:a xlink:type="simple" xlink:href="#3.2.CORBA Middleware|outline">3.2 CORBA Middleware<text:tab/>25</text:a></text:p>
            <text:p text:style-name="P33"><text:a xlink:type="simple" xlink:href="#3.3.ACE|outline">3.3 ACE<text:tab/>26</text:a></text:p>
            <text:p text:style-name="P33"><text:a xlink:type="simple" xlink:href="#3.4.ACS Component|outline">3.4 ACS Component<text:tab/>26</text:a></text:p>
            <text:p text:style-name="P33"><text:a xlink:type="simple" xlink:href="#3.5.Configuration Database|outline">3.5 Configuration Database<text:tab/>36</text:a></text:p>
            <text:p text:style-name="P33"><text:a xlink:type="simple" xlink:href="#3.6.Event and Notification System|outline">3.6 Event and Notification System<text:tab/>41</text:a></text:p>
            <text:p text:style-name="P33"><text:a xlink:type="simple" xlink:href="#3.7.Error System|outline">3.7 Error System<text:tab/>44</text:a></text:p>
            <text:p text:style-name="P33"><text:a xlink:type="simple" xlink:href="#3.8.Logging System|outline">3.8 Logging System<text:tab/>49</text:a></text:p>
            <text:p text:style-name="P33"><text:a xlink:type="simple" xlink:href="#3.9.Time System|outline">3.9 Time System<text:tab/>53</text:a></text:p>
            <text:p text:style-name="P33"><text:a xlink:type="simple" xlink:href="#3.10.ACS Container|outline">3.10 ACS Container<text:tab/>54</text:a></text:p>
            <text:p text:style-name="P33"><text:a xlink:type="simple" xlink:href="#3.11.Parameters|outline">3.11 Parameters<text:tab/>66</text:a></text:p>
            <text:p text:style-name="P33"><text:a xlink:type="simple" xlink:href="#3.12.Tasks|outline">3.12 Tasks<text:tab/>70</text:a></text:p>
            <text:p text:style-name="P33"><text:a xlink:type="simple" xlink:href="#3.13.Serialization|outline">3.13 Serialization<text:tab/>72</text:a></text:p>
            <text:p text:style-name="P33"><text:a xlink:type="simple" xlink:href="#3.14.Archiving System|outline">3.14 Archiving System<text:tab/>76</text:a></text:p>
            <text:p text:style-name="P33"><text:a xlink:type="simple" xlink:href="#3.15.Command System|outline">3.15 Command System<text:tab/>78</text:a></text:p>
            <text:p text:style-name="P33"><text:a xlink:type="simple" xlink:href="#3.16.Alarm System|outline">3.16 Alarm System<text:tab/>81</text:a></text:p>
            <text:p text:style-name="P33"><text:a xlink:type="simple" xlink:href="#3.17.Sampling|outline">3.17 Sampling<text:tab/>83</text:a></text:p>
            <text:p text:style-name="P33"><text:a xlink:type="simple" xlink:href="#3.18.Bulk Data|outline">3.18 Bulk Data<text:tab/>85</text:a></text:p>
            <text:p text:style-name="P33"><text:a xlink:type="simple" xlink:href="#3.19.User Interface Libraries and Tools|outline">3.19 User Interface Libraries and Tools<text:tab/>88</text:a></text:p>
            <text:p text:style-name="P33"><text:a xlink:type="simple" xlink:href="#3.20.Scripting support|outline">3.20 Scripting support<text:tab/>91</text:a></text:p>
            <text:p text:style-name="P33"><text:a xlink:type="simple" xlink:href="#3.21.IDL Simulator|outline">3.21 IDL Simulator<text:tab/>91</text:a></text:p>
            <text:p text:style-name="P33"><text:soft-page-break/><text:a xlink:type="simple" xlink:href="#3.22.ACS Application Framework|outline">3.22 ACS Application Framework<text:tab/>93</text:a></text:p>
            <text:p text:style-name="P33"><text:a xlink:type="simple" xlink:href="#3.23.ACS Installer|outline">3.23 ACS Installer<text:tab/>94</text:a></text:p>
            <text:p text:style-name="P33"><text:a xlink:type="simple" xlink:href="#3.24.Device Drivers|outline">3.24 Device Drivers<text:tab/>95</text:a></text:p>
            <text:p text:style-name="P33"><text:a xlink:type="simple" xlink:href="#3.25.Astronomical Libraries|outline">3.25 Astronomical Libraries<text:tab/>96</text:a></text:p>
            <text:p text:style-name="P33"><text:a xlink:type="simple" xlink:href="#3.26.External Libraries|outline">3.26 External Libraries<text:tab/>96</text:a></text:p>
            <text:p text:style-name="P32"><text:a xlink:type="simple" xlink:href="#4.Attributes|outline">4 <text:s text:c="2"/>Attributes<text:tab/>98</text:a></text:p>
            <text:p text:style-name="P33"><text:a xlink:type="simple" xlink:href="#4.1.Security|outline">4.1 Security<text:tab/>98</text:a></text:p>
            <text:p text:style-name="P33"><text:a xlink:type="simple" xlink:href="#4.2.Safety|outline">4.2 Safety<text:tab/>98</text:a></text:p>
            <text:p text:style-name="P33"><text:a xlink:type="simple" xlink:href="#4.3.Reliability|outline">4.3 Reliability<text:tab/>98</text:a></text:p>
            <text:p text:style-name="P33"><text:a xlink:type="simple" xlink:href="#4.4.Performance|outline">4.4 Performance<text:tab/>98</text:a></text:p>
            <text:p text:style-name="P32"><text:a xlink:type="simple" xlink:href="#5.Life cycle aspects|outline">5 <text:s text:c="2"/>Life cycle aspects<text:tab/>99</text:a></text:p>
            <text:p text:style-name="P33"><text:a xlink:type="simple" xlink:href="#5.1.Design requirements|outline">5.1 Design requirements<text:tab/>99</text:a></text:p>
            <text:p text:style-name="P32"><text:a xlink:type="simple" xlink:href="#6.Requirements Compliance Table|outline">6 <text:s text:c="2"/>Requirements Compliance Table<text:tab/>101</text:a></text:p>
          </text:index-body>
        </text:table-of-content>
        <text:h text:style-name="P102" text:outline-level="2" text:is-list-header="true"/>
        <text:h text:style-name="P100" text:outline-level="1">Introduction</text:h>
        <text:h text:style-name="P103"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With version A of this document, it has been decided to use ACS also as the underlying framework for the offline data reduction package (AIPS++). This requirement widens the <text:soft-page-break/>scope of ACS and introducing new requirements that cover in particular the following areas:</text:p>
        <text:list xml:id="list1787377567" text:style-name="WW8Num15">
          <text:list-item>
            <text:p text:style-name="P36">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36">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36">Modular installation<text:line-break/>It will have to be possible to install on a target machine only the subset of ACS relevant for offline data reduction usage</text:p>
          </text:list-item>
          <text:list-item>
            <text:p text:style-name="P36">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103"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software developed specifically for ACS and as well of OS builds and commercial device drivers. All code specifically developed for ACS is under the GNU Lesser General Public <text:soft-page-break/>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103" text:outline-level="2"><text:soft-page-break/>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P104"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ObjectStore home page </text:span>- (<text:a xlink:type="simple" xlink:href="http://www.odi.com/objectstore/">http://www.odi.com/objectstore/</text:a>) </text:p>
          <text:p text:style-name="Text_20_body"><text:bookmark text:name="RD091"/><text:span text:style-name="T3">[RD09]MySQL home page </text:span>- (<text:a xlink:type="simple" xlink:href="http://www.mysql.com/">http://www.mysql.com</text:a>) </text:p>
          <text:p text:style-name="Text_20_body"><text:bookmark text:name="RD101"/><text:span text:style-name="T3">[RD10]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oft-page-break/><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oft-page-break/><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text:soft-page-break/>  </text:p>
          <text:p text:style-name="Text_20_body">  </text:p>
        </text:section>
        <text:p text:style-name="Standard"><text:bookmark-start text:name="RD48"/><text:bookmark-end text:name="RD48"/><text:bookmark-start text:name="RD47"/><text:bookmark-end text:name="RD47"/><text:bookmark-start text:name="RD46"/><text:bookmark-end text:name="RD46"/><text:bookmark-start text:name="RD45"/><text:bookmark-end text:name="RD45"/><text:bookmark-start text:name="RD44"/><text:bookmark-end text:name="RD44"/><text:bookmark-start text:name="RD43"/><text:bookmark-end text:name="RD43"/><text:bookmark-start text:name="RD42"/><text:bookmark-end text:name="RD42"/><text:bookmark-start text:name="RD41"/><text:bookmark-end text:name="RD41"/><text:bookmark-start text:name="RD40"/><text:bookmark-end text:name="RD40"/><text:bookmark-start text:name="RD39"/><text:bookmark-end text:name="RD39"/><text:bookmark-start text:name="RD38"/><text:bookmark-end text:name="RD38"/><text:bookmark-start text:name="RD37"/><text:bookmark-end text:name="RD37"/><text:bookmark-start text:name="RD36"/><text:bookmark-end text:name="RD36"/><text:bookmark-start text:name="RD35"/><text:bookmark-end text:name="RD35"/><text:bookmark-start text:name="RD34"/><text:bookmark-end text:name="RD34"/><text:bookmark-start text:name="RD33"/><text:bookmark-end text:name="RD33"/><text:bookmark-start text:name="RD32"/><text:bookmark-end text:name="RD32"/><text:bookmark-start text:name="RD31"/><text:bookmark-end text:name="RD31"/><text:bookmark-start text:name="RD30"/><text:bookmark-end text:name="RD30"/><text:bookmark-start text:name="RD29"/><text:bookmark-end text:name="RD29"/><text:bookmark-start text:name="RD28"/><text:bookmark-end text:name="RD28"/><text:bookmark-start text:name="RD27"/><text:bookmark-end text:name="RD27"/><text:bookmark-start text:name="RD26"/><text:bookmark-end text:name="RD26"/><text:bookmark-start text:name="RD25"/><text:bookmark-end text:name="RD25"/><text:bookmark-start text:name="RD24"/><text:bookmark-end text:name="RD24"/><text:bookmark-start text:name="RD23"/><text:bookmark-end text:name="RD23"/><text:bookmark-start text:name="RD22"/><text:bookmark-end text:name="RD22"/><text:bookmark-start text:name="RD21"/><text:bookmark-end text:name="RD21"/><text:bookmark-start text:name="RD20"/><text:bookmark-end text:name="RD20"/><text:bookmark-start text:name="RD19"/><text:bookmark-end text:name="RD19"/><text:bookmark-start text:name="RD18"/><text:bookmark-end text:name="RD18"/><text:bookmark-start text:name="RD17"/><text:bookmark-end text:name="RD17"/><text:bookmark-start text:name="RD16"/><text:bookmark-end text:name="RD16"/><text:bookmark-start text:name="RD15"/><text:bookmark-end text:name="RD15"/><text:bookmark-start text:name="RD14"/><text:bookmark-end text:name="RD14"/><text:bookmark-start text:name="RD13"/><text:bookmark-end text:name="RD13"/><text:bookmark-start text:name="RD12"/><text:bookmark-end text:name="RD12"/><text:bookmark-start text:name="RD11"/><text:bookmark-end text:name="RD11"/><text:bookmark-start text:name="RD10"/><text:bookmark-end text:name="RD10"/><text:bookmark-start text:name="RD09"/><text:bookmark-end text:name="RD09"/><text:bookmark-start text:name="RD08"/><text:bookmark-end text:name="RD08"/><text:bookmark-start text:name="RD07"/><text:bookmark-end text:name="RD07"/><text:bookmark-start text:name="RD06"/><text:bookmark-end text:name="RD06"/><text:bookmark-start text:name="RD05"/><text:bookmark-end text:name="RD05"/><text:bookmark-start text:name="RD04"/><text:bookmark-end text:name="RD04"/><text:bookmark-start text:name="RD03"/><text:bookmark-end text:name="RD03"/><text:bookmark-start text:name="RD02"/><text:bookmark-end text:name="RD02"/><text:bookmark-start text:name="RD01"/><text:bookmark-end text:name="RD01"/></text:p>
        <text:section text:style-name="Sect2" text:name="WW2" text:protected="true">
          <text:section-source xlink:href="../Help/Glossary.html" text:filter-name="HTML"/>
          <text:h text:style-name="P104"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le1" table:style-name="Table1">
            <table:table-column table:style-name="Table1.A"/>
            <table:table-column table:style-name="Table1.B"/>
            <table:table-row>
              <table:table-cell table:style-name="Table1.A1" office:value-type="string">
                <text:p text:style-name="P105">ABM</text:p>
              </table:table-cell>
              <table:table-cell table:style-name="Table1.A1" office:value-type="string">
                <text:p text:style-name="Table_20_Contents">Antenna Bus Master</text:p>
              </table:table-cell>
            </table:table-row>
            <table:table-row>
              <table:table-cell table:style-name="Table1.A1" office:value-type="string">
                <text:p text:style-name="P105">ACE</text:p>
              </table:table-cell>
              <table:table-cell table:style-name="Table1.A1" office:value-type="string">
                <text:p text:style-name="Table_20_Contents">ADAPTIVE Communication Environment (<text:a xlink:type="simple" xlink:href="http://www.cs.wustl.edu/~schmidt/ACE.html">http://www.cs.wustl.edu/~schmidt/ACE.html</text:a>)</text:p>
              </table:table-cell>
            </table:table-row>
            <table:table-row>
              <table:table-cell table:style-name="Table1.A1" office:value-type="string">
                <text:p text:style-name="P105">ACS</text:p>
              </table:table-cell>
              <table:table-cell table:style-name="Table1.A1" office:value-type="string">
                <text:p text:style-name="Table_20_Contents">ALMA Common Software</text:p>
              </table:table-cell>
            </table:table-row>
            <table:table-row>
              <table:table-cell table:style-name="Table1.A1" office:value-type="string">
                <text:p text:style-name="P105">ACU</text:p>
              </table:table-cell>
              <table:table-cell table:style-name="Table1.A1" office:value-type="string">
                <text:p text:style-name="Table_20_Contents">Antenna Control Unit</text:p>
              </table:table-cell>
            </table:table-row>
            <table:table-row>
              <table:table-cell table:style-name="Table1.A1" office:value-type="string">
                <text:p text:style-name="P105">AIPS++</text:p>
              </table:table-cell>
              <table:table-cell table:style-name="Table1.A1" office:value-type="string">
                <text:p text:style-name="Table_20_Contents">Astronomical Information Processing System (<text:a xlink:type="simple" xlink:href="http://aips2.nrao.edu/docs/aips++.html">http://aips2.nrao.edu/docs/aips++.html</text:a>)</text:p>
              </table:table-cell>
            </table:table-row>
            <table:table-row>
              <table:table-cell table:style-name="Table1.A1" office:value-type="string">
                <text:p text:style-name="P105">ALMA</text:p>
              </table:table-cell>
              <table:table-cell table:style-name="Table1.A1" office:value-type="string">
                <text:p text:style-name="Table_20_Contents">Atacama Large Millimeter Array (<text:a xlink:type="simple" xlink:href="http://www.eso.org/projects/alma/">http://www.eso.org/projects/alma/</text:a>)</text:p>
              </table:table-cell>
            </table:table-row>
            <table:table-row>
              <table:table-cell table:style-name="Table1.A1" office:value-type="string">
                <text:p text:style-name="P105">AMB</text:p>
              </table:table-cell>
              <table:table-cell table:style-name="Table1.A1" office:value-type="string">
                <text:p text:style-name="Table_20_Contents">ALMA Monitor and Control Bus</text:p>
              </table:table-cell>
            </table:table-row>
            <table:table-row>
              <table:table-cell table:style-name="Table1.A1" office:value-type="string">
                <text:p text:style-name="P105">ANKA</text:p>
              </table:table-cell>
              <table:table-cell table:style-name="Table1.A1" office:value-type="string">
                <text:p text:style-name="Table_20_Contents">Synchrotron Radiation Source ANKA (<text:a xlink:type="simple" xlink:href="http://www.fzk.de/anka">http://www.fzk.de/anka</text:a>)</text:p>
              </table:table-cell>
            </table:table-row>
            <table:table-row>
              <table:table-cell table:style-name="Table1.A1" office:value-type="string">
                <text:p text:style-name="P105">API</text:p>
              </table:table-cell>
              <table:table-cell table:style-name="Table1.A1" office:value-type="string">
                <text:p text:style-name="Table_20_Contents">Application Programmatic Interface</text:p>
              </table:table-cell>
            </table:table-row>
            <table:table-row>
              <table:table-cell table:style-name="Table1.A1" office:value-type="string">
                <text:p text:style-name="P105">CAN</text:p>
              </table:table-cell>
              <table:table-cell table:style-name="Table1.A1" office:value-type="string">
                <text:p text:style-name="Table_20_Contents">Controller Area Network</text:p>
              </table:table-cell>
            </table:table-row>
            <table:table-row>
              <table:table-cell table:style-name="Table1.A1" office:value-type="string">
                <text:p text:style-name="P105">CORBA</text:p>
              </table:table-cell>
              <table:table-cell table:style-name="Table1.A1" office:value-type="string">
                <text:p text:style-name="Table_20_Contents">Common Object Request Broker Architecture</text:p>
              </table:table-cell>
            </table:table-row>
            <table:table-row>
              <table:table-cell table:style-name="Table1.A1" office:value-type="string">
                <text:p text:style-name="P105">COTS</text:p>
              </table:table-cell>
              <table:table-cell table:style-name="Table1.A1" office:value-type="string">
                <text:p text:style-name="Table_20_Contents">Commercial Off The Shelf</text:p>
              </table:table-cell>
            </table:table-row>
            <table:table-row>
              <table:table-cell table:style-name="Table1.A1" office:value-type="string">
                <text:p text:style-name="P105">CPU</text:p>
              </table:table-cell>
              <table:table-cell table:style-name="Table1.A1" office:value-type="string">
                <text:p text:style-name="Table_20_Contents">Central Processing Unit</text:p>
              </table:table-cell>
            </table:table-row>
            <table:table-row>
              <table:table-cell table:style-name="Table1.A1" office:value-type="string">
                <text:p text:style-name="P105">ESO</text:p>
              </table:table-cell>
              <table:table-cell table:style-name="Table1.A1" office:value-type="string">
                <text:p text:style-name="Table_20_Contents">European Southern Observatory (<text:a xlink:type="simple" xlink:href="http://www.eso.org/projects/alma/">http://www.eso.org</text:a>)</text:p>
              </table:table-cell>
            </table:table-row>
            <table:table-row>
              <table:table-cell table:style-name="Table1.A1" office:value-type="string">
                <text:p text:style-name="P105">FITS</text:p>
              </table:table-cell>
              <table:table-cell table:style-name="Table1.A1" office:value-type="string">
                <text:p text:style-name="Table_20_Contents">Flexible Image Transport Format</text:p>
              </table:table-cell>
            </table:table-row>
            <table:table-row>
              <table:table-cell table:style-name="Table1.A1" office:value-type="string">
                <text:p text:style-name="P105">GUI</text:p>
              </table:table-cell>
              <table:table-cell table:style-name="Table1.A1" office:value-type="string">
                <text:p text:style-name="Table_20_Contents">Graphical User Interface</text:p>
              </table:table-cell>
            </table:table-row>
            <table:table-row>
              <table:table-cell table:style-name="Table1.A1" office:value-type="string">
                <text:p text:style-name="P105">GTC</text:p>
              </table:table-cell>
              <table:table-cell table:style-name="Table1.A1" office:value-type="string">
                <text:p text:style-name="Table_20_Contents">Gran Telescopio CANARIAS (<text:a xlink:type="simple" xlink:href="http://www.gtc.iac.es/">http://www.gtc.iac.es/</text:a>)</text:p>
              </table:table-cell>
            </table:table-row>
            <table:table-row>
              <table:table-cell table:style-name="Table1.A1" office:value-type="string">
                <text:p text:style-name="P105">HW</text:p>
              </table:table-cell>
              <table:table-cell table:style-name="Table1.A1" office:value-type="string">
                <text:p text:style-name="Table_20_Contents">Hardware</text:p>
              </table:table-cell>
            </table:table-row>
            <table:table-row>
              <table:table-cell table:style-name="Table1.A1" office:value-type="string">
                <text:p text:style-name="P105">IDL</text:p>
              </table:table-cell>
              <table:table-cell table:style-name="Table1.A1" office:value-type="string">
                <text:p text:style-name="Table_20_Contents">CORBA Interface Definition Language</text:p>
              </table:table-cell>
            </table:table-row>
            <table:table-row>
              <table:table-cell table:style-name="Table1.A1" office:value-type="string">
                <text:p text:style-name="P105">IIOP</text:p>
              </table:table-cell>
              <table:table-cell table:style-name="Table1.A1" office:value-type="string">
                <text:p text:style-name="Table_20_Contents">Internet Inter-ORB Protocol </text:p>
              </table:table-cell>
            </table:table-row>
            <table:table-row>
              <table:table-cell table:style-name="Table1.A1" office:value-type="string">
                <text:p text:style-name="P105">ISO</text:p>
              </table:table-cell>
              <table:table-cell table:style-name="Table1.A1" office:value-type="string">
                <text:p text:style-name="Table_20_Contents">International Standardization Organisation</text:p>
              </table:table-cell>
            </table:table-row>
            <table:table-row>
              <table:table-cell table:style-name="Table1.A1" office:value-type="string">
                <text:p text:style-name="P105">JDBC</text:p>
              </table:table-cell>
              <table:table-cell table:style-name="Table1.A1" office:value-type="string">
                <text:p text:style-name="Table_20_Contents">Java Database Connectivity</text:p>
              </table:table-cell>
            </table:table-row>
            <table:table-row>
              <table:table-cell table:style-name="Table1.A1" office:value-type="string">
                <text:p text:style-name="P105">LAN</text:p>
              </table:table-cell>
              <table:table-cell table:style-name="Table1.A1" office:value-type="string">
                <text:p text:style-name="Table_20_Contents">Local Area Network</text:p>
              </table:table-cell>
            </table:table-row>
            <table:table-row>
              <table:table-cell table:style-name="Table1.A1" office:value-type="string">
                <text:p text:style-name="P105">LCU</text:p>
              </table:table-cell>
              <table:table-cell table:style-name="Table1.A1" office:value-type="string">
                <text:p text:style-name="Table_20_Contents">Local Control Unit</text:p>
              </table:table-cell>
            </table:table-row>
            <table:table-row>
              <table:table-cell table:style-name="Table1.A1" office:value-type="string">
                <text:p text:style-name="P105">M&amp;C</text:p>
              </table:table-cell>
              <table:table-cell table:style-name="Table1.A1" office:value-type="string">
                <text:p text:style-name="Table_20_Contents">Monitor and Control</text:p>
              </table:table-cell>
            </table:table-row>
            <table:table-row>
              <table:table-cell table:style-name="Table1.A1" office:value-type="string">
                <text:p text:style-name="P105">N/A</text:p>
              </table:table-cell>
              <table:table-cell table:style-name="Table1.A1" office:value-type="string">
                <text:p text:style-name="Table_20_Contents">Not Applicable</text:p>
              </table:table-cell>
            </table:table-row>
            <text:soft-page-break/>
            <table:table-row>
              <table:table-cell table:style-name="Table1.A1" office:value-type="string">
                <text:p text:style-name="P105">NRAO</text:p>
              </table:table-cell>
              <table:table-cell table:style-name="Table1.A1" office:value-type="string">
                <text:p text:style-name="Table_20_Contents">National Radio Astronomy Observatory (<text:a xlink:type="simple" xlink:href="http://www.nrao.edu/">http://www.nrao.edu/</text:a>)</text:p>
              </table:table-cell>
            </table:table-row>
            <table:table-row>
              <table:table-cell table:style-name="Table1.A1" office:value-type="string">
                <text:p text:style-name="P105">OMG</text:p>
              </table:table-cell>
              <table:table-cell table:style-name="Table1.A1" office:value-type="string">
                <text:p text:style-name="Table_20_Contents">Object Management Group (<text:a xlink:type="simple" xlink:href="http://www.omg.org/">http://www.omg.org/</text:a>)</text:p>
              </table:table-cell>
            </table:table-row>
            <table:table-row>
              <table:table-cell table:style-name="Table1.A1" office:value-type="string">
                <text:p text:style-name="P105">ORB</text:p>
              </table:table-cell>
              <table:table-cell table:style-name="Table1.A1" office:value-type="string">
                <text:p text:style-name="Table_20_Contents">Object Request Broker</text:p>
              </table:table-cell>
            </table:table-row>
            <table:table-row>
              <table:table-cell table:style-name="Table1.A1" office:value-type="string">
                <text:p text:style-name="P105">OSI</text:p>
              </table:table-cell>
              <table:table-cell table:style-name="Table1.A1" office:value-type="string">
                <text:p text:style-name="Table_20_Contents">Open Systems Interconnection</text:p>
              </table:table-cell>
            </table:table-row>
            <table:table-row>
              <table:table-cell table:style-name="Table1.A1" office:value-type="string">
                <text:p text:style-name="P105">OVRO</text:p>
              </table:table-cell>
              <table:table-cell table:style-name="Table1.A1" office:value-type="string">
                <text:p text:style-name="Table_20_Contents">Owens Valley Radio Observatory (<text:a xlink:type="simple" xlink:href="http://www.ovro.caltech.edu/">http://www.ovro.caltech.edu/</text:a>)</text:p>
              </table:table-cell>
            </table:table-row>
            <table:table-row>
              <table:table-cell table:style-name="Table1.A1" office:value-type="string">
                <text:p text:style-name="P105">RDBMS</text:p>
              </table:table-cell>
              <table:table-cell table:style-name="Table1.A1" office:value-type="string">
                <text:p text:style-name="Table_20_Contents">Relational Data Base Management System</text:p>
              </table:table-cell>
            </table:table-row>
            <table:table-row>
              <table:table-cell table:style-name="Table1.A1" office:value-type="string">
                <text:p text:style-name="P105">RPC</text:p>
              </table:table-cell>
              <table:table-cell table:style-name="Table1.A1" office:value-type="string">
                <text:p text:style-name="Table_20_Contents">Remote Procedure Call</text:p>
              </table:table-cell>
            </table:table-row>
            <table:table-row>
              <table:table-cell table:style-name="Table1.A1" office:value-type="string">
                <text:p text:style-name="P105">SLA</text:p>
              </table:table-cell>
              <table:table-cell table:style-name="Table1.A1" office:value-type="string">
                <text:p text:style-name="Table_20_Contents">Subprogram Library A (Positional Astronomy Library)</text:p>
              </table:table-cell>
            </table:table-row>
            <table:table-row>
              <table:table-cell table:style-name="Table1.A1" office:value-type="string">
                <text:p text:style-name="P105">SW</text:p>
              </table:table-cell>
              <table:table-cell table:style-name="Table1.A1" office:value-type="string">
                <text:p text:style-name="Table_20_Contents">Software</text:p>
              </table:table-cell>
            </table:table-row>
            <table:table-row>
              <table:table-cell table:style-name="Table1.A1" office:value-type="string">
                <text:p text:style-name="P105">TAO</text:p>
              </table:table-cell>
              <table:table-cell table:style-name="Table1.A1" office:value-type="string">
                <text:p text:style-name="Table_20_Contents">The ACE ORB (<text:a xlink:type="simple" xlink:href="http://www.cs.wustl.edu/~schmidt/TAO.html">http://www.cs.wustl.edu/~schmidt/TAO.html</text:a>)</text:p>
              </table:table-cell>
            </table:table-row>
            <table:table-row>
              <table:table-cell table:style-name="Table1.A1" office:value-type="string">
                <text:p text:style-name="P105">TBC</text:p>
              </table:table-cell>
              <table:table-cell table:style-name="Table1.A1" office:value-type="string">
                <text:p text:style-name="Table_20_Contents">To Be Confirmed</text:p>
              </table:table-cell>
            </table:table-row>
            <table:table-row>
              <table:table-cell table:style-name="Table1.A1" office:value-type="string">
                <text:p text:style-name="P105">TBD</text:p>
              </table:table-cell>
              <table:table-cell table:style-name="Table1.A1" office:value-type="string">
                <text:p text:style-name="Table_20_Contents">To Be Defined</text:p>
              </table:table-cell>
            </table:table-row>
            <table:table-row>
              <table:table-cell table:style-name="Table1.A1" office:value-type="string">
                <text:p text:style-name="P105">TCL</text:p>
              </table:table-cell>
              <table:table-cell table:style-name="Table1.A1" office:value-type="string">
                <text:p text:style-name="Table_20_Contents">Tool Command Language (<text:a xlink:type="simple" xlink:href="http://www.scriptics.com/resource/">http://www.scriptics.com/resource/</text:a>)</text:p>
              </table:table-cell>
            </table:table-row>
            <table:table-row>
              <table:table-cell table:style-name="Table1.A1" office:value-type="string">
                <text:p text:style-name="P105">TCL (CORBA)</text:p>
              </table:table-cell>
              <table:table-cell table:style-name="Table1.A1" office:value-type="string">
                <text:p text:style-name="Table_20_Contents">CORBA Trader Constraint Language</text:p>
              </table:table-cell>
            </table:table-row>
            <table:table-row>
              <table:table-cell table:style-name="Table1.A1" office:value-type="string">
                <text:p text:style-name="P105">TICS</text:p>
              </table:table-cell>
              <table:table-cell table:style-name="Table1.A1" office:value-type="string">
                <text:p text:style-name="Table_20_Contents">ALMA Test Interferometer Control Software</text:p>
              </table:table-cell>
            </table:table-row>
            <table:table-row>
              <table:table-cell table:style-name="Table1.A1" office:value-type="string">
                <text:p text:style-name="P105">TPOINT</text:p>
              </table:table-cell>
              <table:table-cell table:style-name="Table1.A1" office:value-type="string">
                <text:p text:style-name="Table_20_Contents">Telescope Pointing Analysis System</text:p>
              </table:table-cell>
            </table:table-row>
            <table:table-row>
              <table:table-cell table:style-name="Table1.A1" office:value-type="string">
                <text:p text:style-name="P105">UML</text:p>
              </table:table-cell>
              <table:table-cell table:style-name="Table1.A1" office:value-type="string">
                <text:p text:style-name="Table_20_Contents">Unified Modeling Language</text:p>
              </table:table-cell>
            </table:table-row>
            <table:table-row>
              <table:table-cell table:style-name="Table1.A1" office:value-type="string">
                <text:p text:style-name="P105">URI</text:p>
              </table:table-cell>
              <table:table-cell table:style-name="Table1.A1" office:value-type="string">
                <text:p text:style-name="Table_20_Contents">Uniform Resource Identifier (<text:a xlink:type="simple" xlink:href="http://www.w3.org/Addressing/">http://www.w3.org/Addressing/</text:a>)</text:p>
              </table:table-cell>
            </table:table-row>
            <table:table-row>
              <table:table-cell table:style-name="Table1.A1" office:value-type="string">
                <text:p text:style-name="P105">URL</text:p>
              </table:table-cell>
              <table:table-cell table:style-name="Table1.A1" office:value-type="string">
                <text:p text:style-name="Table_20_Contents">Uniform Resource Locator (<text:a xlink:type="simple" xlink:href="http://www.w3.org/Addressing/">http://www.w3.org/Addressing/</text:a>)</text:p>
              </table:table-cell>
            </table:table-row>
            <table:table-row>
              <table:table-cell table:style-name="Table1.A1" office:value-type="string">
                <text:p text:style-name="P105">UTC</text:p>
              </table:table-cell>
              <table:table-cell table:style-name="Table1.A1" office:value-type="string">
                <text:p text:style-name="Table_20_Contents">Universal Time Coordinated</text:p>
              </table:table-cell>
            </table:table-row>
            <table:table-row>
              <table:table-cell table:style-name="Table1.A1" office:value-type="string">
                <text:p text:style-name="P105">VME</text:p>
              </table:table-cell>
              <table:table-cell table:style-name="Table1.A1" office:value-type="string">
                <text:p text:style-name="Table_20_Contents">Versa Module Eurocard</text:p>
              </table:table-cell>
            </table:table-row>
            <table:table-row>
              <table:table-cell table:style-name="Table1.A1" office:value-type="string">
                <text:p text:style-name="P105">VLT</text:p>
              </table:table-cell>
              <table:table-cell table:style-name="Table1.A1" office:value-type="string">
                <text:p text:style-name="Table_20_Contents">Very Large Telescope</text:p>
              </table:table-cell>
            </table:table-row>
            <table:table-row>
              <table:table-cell table:style-name="Table1.A1" office:value-type="string">
                <text:p text:style-name="P105">WS</text:p>
              </table:table-cell>
              <table:table-cell table:style-name="Table1.A1" office:value-type="string">
                <text:p text:style-name="Table_20_Contents">Workstation</text:p>
              </table:table-cell>
            </table:table-row>
            <table:table-row>
              <table:table-cell table:style-name="Table1.A1" office:value-type="string">
                <text:p text:style-name="P105">XML</text:p>
              </table:table-cell>
              <table:table-cell table:style-name="Table1.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P104"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40"><text:bookmark text:name="_x0000_i102511"/><draw:frame draw:style-name="fr3" draw:name="graphics2" text:anchor-type="as-char" svg:width="7.6043in" svg:height="3.3854in" draw:z-index="8"><draw:image xlink:href="../Project/Images/Main.png" xlink:type="simple" xlink:show="embed" xlink:actuate="onLoad"/></draw:frame> </text:p>
          <text:p text:style-name="P40"><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0">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ext:soft-page-break/>The bottom layer contains base tools that are distributed as part of ACS to provide a uniform development and run time environment on top of the operating system for all higher layers and applications. These are essentially off-the-shelf 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1375033406" text:style-name="L74">
            <text:list-item>
              <text:p text:style-name="P71"><text:span text:style-name="T3">Development tools</text:span> <text:line-break/>Software development tools (compilers, configuration controls tools, languages, debuggers, documentation tools). </text:p>
            </text:list-item>
            <text:list-item>
              <text:p text:style-name="P71"><text:span text:style-name="T3">CORBA Middleware</text:span> <text:line-break/>Packaging of off-the-shelf CORBA implementations (ORB and services) to cover the languages and operating systems supported by ACS. </text:p>
            </text:list-item>
            <text:list-item>
              <text:p text:style-name="P41"><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204102048" text:style-name="L75">
            <text:list-item>
              <text:p text:style-name="P72"><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72"><text:span text:style-name="T3">Configuration Database</text:span> <text:line-break/>Interfaces and basic implementation for the Configuration Database from where ACS Components retrieve their initial configuration </text:p>
            </text:list-item>
            <text:list-item>
              <text:p text:style-name="P72"><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72"><text:span text:style-name="T3">Error System</text:span> <text:line-break/>API for handling and logging run-time errors, tools for defining error conditions, tools for browsing and analyzing run-time errors. </text:p>
            </text:list-item>
            <text:list-item>
              <text:p text:style-name="P72"><text:span text:style-name="T3">Logging System</text:span> <text:line-break/>API for logging of data, actions and events. Transport of logs from the producer to the central archive. Tools for browsing logs. </text:p>
            </text:list-item>
            <text:list-item>
              <text:p text:style-name="P42"><text:soft-page-break/><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179451307" text:style-name="L76">
            <text:list-item>
              <text:p text:style-name="P73"><text:span text:style-name="T3">ACS Container</text:span> <text:line-break/>Design patterns, protocols and high level services for Component/Container life-cycle management. </text:p>
            </text:list-item>
            <text:list-item>
              <text:p text:style-name="P73"><text:span text:style-name="T3">Serialization Plugs</text:span> <text:line-break/>This package provides a generic mechanism to serialize entity data between high level applications, typically written in Java. </text:p>
            </text:list-item>
            <text:list-item>
              <text:p text:style-name="P73"><text:span text:style-name="T3">Archiving System</text:span> <text:line-break/>API and services for archiving monitoring data and events from the run time system. Tools to browse, monitor and administer the flow of data toward the archive. </text:p>
            </text:list-item>
            <text:list-item>
              <text:p text:style-name="P73"><text:span text:style-name="T3">Command System</text:span> <text:line-break/>Tools for the definition of commands, API for run-time command syntax checking, API and tools for dynamic command invocation. </text:p>
            </text:list-item>
            <text:list-item>
              <text:p text:style-name="P73"><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73"><text:span text:style-name="T3">Sampling</text:span> <text:line-break/>Low level engine and high level tools for fast data sampling (virtual oscilloscope). </text:p>
            </text:list-item>
            <text:list-item>
              <text:p text:style-name="P43"><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1748606101" text:style-name="L77">
            <text:list-item>
              <text:p text:style-name="P74"><text:span text:style-name="T3">UIF Libraries</text:span> <text:line-break/>Development tools and widget libraries for User Interface development . </text:p>
            </text:list-item>
            <text:list-item>
              <text:p text:style-name="P74"><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74"><text:soft-page-break/><text:span text:style-name="T3">Task</text:span> <text:line-break/>A task is a concise program which starts up, performs some processing, and then shuts down. A task may or may not require other more advanced ACS services, depending on context. </text:p>
            </text:list-item>
            <text:list-item>
              <text:p text:style-name="P74"><text:span text:style-name="T3">Scripting</text:span> <text:line-break/>Scripting language and access libraries for the integration with ACS core components. </text:p>
            </text:list-item>
            <text:list-item>
              <text:p text:style-name="P74"><text:span text:style-name="T3">ACS Application Framework</text:span> <text:line-break/>Implementation of design patterns and to allow the development of standard  C++, Java and Python applications using ACS services. </text:p>
            </text:list-item>
            <text:list-item>
              <text:p text:style-name="P44"><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0">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2071079260" text:style-name="L78">
            <text:list-item>
              <text:p text:style-name="P75"><text:span text:style-name="T3">Device Drivers</text:span> <text:line-break/>Low-level device drivers for commonly used devices </text:p>
            </text:list-item>
            <text:list-item>
              <text:p text:style-name="P75"><text:span text:style-name="T3">Astronomical libraries</text:span> <text:line-break/>Libraries for astronomical calculations and data reduction. </text:p>
            </text:list-item>
            <text:list-item>
              <text:p text:style-name="P45"><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 text:is-list-header="true">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1982863490" text:style-name="L79">
            <text:list-item>
              <text:p text:style-name="P76">"is coarse grained: In contrast to a programming language class, a component has a much larger granularity and thus usually more responsibilities. Internally, a component can be made <text:soft-page-break/>up of classes, or, if no OO language is used, can be made up of any other suitable constructs. Component based development and OO are not technically related." </text:p>
            </text:list-item>
            <text:list-item>
              <text:p text:style-name="P76">"requires a runtime environment: A components cannot exist on its own, it requires something which provides it with some necessary services." This "something" is called a <text:span text:style-name="T12">Container</text:span>. </text:p>
            </text:list-item>
            <text:list-item>
              <text:p text:style-name="P46">"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681244184" text:style-name="L80">
            <text:list-item>
              <text:p text:style-name="P77">a Lifecycle interface, so that the Container where it resides can manage it </text:p>
            </text:list-item>
            <text:list-item>
              <text:p text:style-name="P47">a Service interface, that is the interface it exposes to clients </text:p>
            </text:list-item>
          </text:list>
          <text:p text:style-name="Text_20_body">A Container is required to provide: </text:p>
          <text:list xml:id="list1118191836" text:style-name="L81">
            <text:list-item>
              <text:p text:style-name="P78">an implementation for all basic services used by the Components </text:p>
            </text:list-item>
            <text:list-item>
              <text:p text:style-name="P48">a ContainerServices interface used by the Components to get access to the services </text:p>
            </text:list-item>
          </text:list>
          <text:p text:style-name="Text_20_body">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text:soft-page-break/><draw:frame draw:style-name="fr3" draw:name="graphics3" text:anchor-type="as-char" svg:width="5.8543in" svg:height="4.7083in" draw:z-index="9"><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text:soft-page-break/>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3"/><text:soft-page-break/><draw:frame draw:style-name="fr3" draw:name="graphics4" text:anchor-type="as-char" svg:width="5.8543in" svg:height="4.4063in" draw:z-index="10"><draw:image xlink:href="../Project/Images/Deployment_View.png" xlink:type="simple" xlink:show="embed" xlink:actuate="onLoad"/></draw:frame> </text:p>
          <text:p text:style-name="Text_20_body"><text:span text:style-name="T10">Figure 2.3: ACS Deployment</text:span> </text:p>
          <text:list xml:id="list529075497" text:style-name="L82">
            <text:list-item>
              <text:p text:style-name="P79"><text:span text:style-name="T31">Linux Development workstation</text:span> <text:span text:style-name="T32"><text:line-break/>Linux is the main development and run-time platform. <text:line-break/>This installation includes all ACS components necessary for development and at run-time. </text:span> </text:p>
            </text:list-item>
            <text:list-item>
              <text:p text:style-name="P79"><text:span text:style-name="T31">Windows Development workstation</text:span> <text:line-break/><text:span text:style-name="T32">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79">Linux Real Time Computer<text:line-break/>Linux real time computers can be normal PCs or VME racks with Intel CPU running a real time Linux kernel. </text:p>
            </text:list-item>
            <text:list-item>
              <text:p text:style-name="P79"><text:span text:style-name="T31">Linux run-time workstation</text:span> <text:span text:style-name="T32"><text:line-break/>When disk space is an issue for small run-time only boxes, it will be possible to deploy on ACS runtime libraries and components. The main limitation of this configuration is that it </text:span><text:soft-page-break/><text:span text:style-name="T32">offers very poor debugging capabilities in case of problems, with respect to a full development installation </text:span> </text:p>
            </text:list-item>
            <text:list-item>
              <text:p text:style-name="P79"><text:span text:style-name="T31">Remote user station</text:span> <text:span text:style-name="T32"><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79"><text:span text:style-name="T31">VxWorks real-time computer</text:span> (not used in ALMA)<text:span text:style-name="T32"><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49"><text:span text:style-name="T31">Linux VxWorks cross-development workstation</text:span> <text:span text:style-name="T32"><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7"/><text:bookmark-start text:name="_x0000_i1026"/><text:bookmark-start text:name="_x0000_i1025"/>ACS Packages<text:bookmark-end text:name="_x0000_i1027"/><text:bookmark-end text:name="_x0000_i1026"/><text:bookmark-end text:name="_x0000_i1025"/></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P104"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P104"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P104"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P104" text:outline-level="2">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756859699" text:continue-list="list1375033406" text:style-name="L74">
            <text:list-item>
              <text:p text:style-name="P71">initialize – called to give the component time to initialize itself, e.g. retrieve connections, read configuration parameters, build up in-memory tables….. </text:p>
            </text:list-item>
            <text:list-item>
              <text:p text:style-name="P71">execute – called after initialize() to tell the component that it has to be ready to accept incoming functional calls any time </text:p>
            </text:list-item>
            <text:list-item>
              <text:p text:style-name="P71">cleanup – the component should release resources in an orderly manner, because shutdown is imminent </text:p>
            </text:list-item>
            <text:list-item>
              <text:p text:style-name="P41">aboutToAbort – the component will be forcibly removed due to some error condition. </text:p>
            </text:list-item>
          </text:list>
          <text:h text:style-name="Heading_20_3" text:outline-level="3" text:is-list-header="true">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text:soft-page-break/>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56655270" text:continue-list="list204102048" text:style-name="L75">
            <text:list-item>
              <text:p text:style-name="P72">getName() </text:p>
            </text:list-item>
            <text:list-item>
              <text:p text:style-name="P72">getComponent(name) </text:p>
            </text:list-item>
            <text:list-item>
              <text:p text:style-name="P72">findComponent(type) </text:p>
            </text:list-item>
            <text:list-item>
              <text:p text:style-name="P72">releaseComponent(name) </text:p>
            </text:list-item>
            <text:list-item>
              <text:p text:style-name="P72">getCDB() </text:p>
            </text:list-item>
            <text:list-item>
              <text:p text:style-name="P42">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1041446346" text:continue-list="list179451307" text:style-name="L76">
            <text:list-item>
              <text:p text:style-name="P73">Characteristic Component </text:p>
            </text:list-item>
            <text:list-item>
              <text:p text:style-name="P73">Property </text:p>
            </text:list-item>
            <text:list-item>
              <text:p text:style-name="P43">Characteristic </text:p>
            </text:list-item>
          </text:list>
          <text:h text:style-name="Heading_20_4" text:outline-level="4" text:is-list-header="true">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text:soft-page-break/>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661383336" text:continue-list="list1748606101" text:style-name="L77">
            <text:list-item>
              <text:p text:style-name="P74"><text:span text:style-name="T10">long</text:span>, <text:span text:style-name="T10">longLong</text:span> and <text:span text:style-name="T10">uLongLong</text:span> for integers </text:p>
            </text:list-item>
            <text:list-item>
              <text:p text:style-name="P74"><text:span text:style-name="T10">double</text:span> for floating point numbers </text:p>
            </text:list-item>
            <text:list-item>
              <text:p text:style-name="P74"><text:span text:style-name="T10">string</text:span> for strings. </text:p>
            </text:list-item>
            <text:list-item>
              <text:p text:style-name="P74"><text:span text:style-name="T10">pattern</text:span> to handle patterns of bits, typically from hardware devices </text:p>
            </text:list-item>
            <text:list-item>
              <text:p text:style-name="P74"><text:span text:style-name="T10">enum</text:span> for enumerations like states. This includes a boolean TRUE/FALSE enumeration. </text:p>
            </text:list-item>
            <text:list-item>
              <text:p text:style-name="P74"><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74"><text:span text:style-name="T10">scalarTypeSeq</text:span> of one of the previously defined scalar types. A <text:span text:style-name="T10">scalarTypeSeq</text:span>is a property type that contains as value an array of values 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74"><text:span text:style-name="T18">complex for handling complex numbers </text:span><text:span text:style-name="T20">(Implementation not foreseen for ALMA)</text:span> </text:p>
            </text:list-item>
            <text:list-item>
              <text:p text:style-name="P44"><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 text:is-list-header="true">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1937316276" text:continue-list="list2071079260" text:style-name="L78">
            <text:list-item>
              <text:p text:style-name="P75">Characteristic Components and Properties: Name, Description, Version and URI of extended documentation, where the last is optional and would point to documentation generated automatically from the source code. </text:p>
            </text:list-item>
            <text:list-item>
              <text:p text:style-name="P45">Read-only and Read/Write Properties: default values, range, units, format, resolution </text:p>
            </text:list-item>
          </text:list>
          <text:h text:style-name="Heading_20_4" text:outline-level="4" text:is-list-header="true"><text:soft-page-break/>The following diagram shows an architectural class diagram for the Characteristic Component - Property - Characteristic pattern</text:h>
          <text:p text:style-name="Text_20_body"><text:bookmark text:name="_x0000_i10251"/><draw:frame draw:style-name="fr3" draw:name="graphics1" text:anchor-type="as-char" svg:width="5.8543in" svg:height="4.7709in" draw:z-index="11"><draw:image xlink:href="../Project/Images/ACS_Component-Container_model__ACS_Component__Distributed_Object__ACS_Simple_CharacteristicComponent-Property-Characteristic_model.png" xlink:type="simple" xlink:show="embed" xlink:actuate="onLoad"/></draw:frame></text:p>
          <text:p text:style-name="P51">Figure 3.1: Characteristic Component - Property - Characteristic class diagram</text:p>
          <text:list xml:id="list1981104170" text:continue-list="list1982863490" text:style-name="L79">
            <text:list-item>
              <text:p text:style-name="P76">The diagram shows the classes that have an IDL public interface and is not concerned with actual implementation of the servants that realize these interfaces. </text:p>
            </text:list-item>
            <text:list-item>
              <text:p text:style-name="P76">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76">A <text:span text:style-name="T3">Characteristic Component</text:span> can reference other <text:span text:style-name="T3">Characteristic Components</text:span>, to build a hierarchical structure </text:p>
            </text:list-item>
            <text:list-item>
              <text:p text:style-name="P76"><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76">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76"><text:soft-page-break/>The lower part of the diagram (white class boxes) shows how applications will inherit from the base classes provided by ACS. The example shows classes used for the implementation of the control system. </text:p>
            </text:list-item>
            <text:list-item>
              <text:p text:style-name="P46">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 text:is-list-header="true">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draw:frame draw:style-name="fr3" draw:name="graphics5" text:anchor-type="as-char" svg:width="5.8543in" svg:height="4.6457in" draw:z-index="12"><draw:image xlink:href="../Project/Images/ACS_Component-Container_model__ACS_Component__Distributed_Object__Property_Servant_Implementation.png" xlink:type="simple" xlink:show="embed" xlink:actuate="onLoad"/></draw:frame></text:p>
          <text:p text:style-name="P51">Figure 3.2: Property Servant Implementation class diagram</text:p>
          <text:h text:style-name="Heading_20_4" text:outline-level="4"><text:soft-page-break/>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text:soft-page-break/>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2066277636" text:continue-list="list681244184" text:style-name="L80">
            <text:list-item>
              <text:p text:style-name="P77">Periodic, at a specific interval rate <text:a xlink:type="simple" xlink:href="../Project/ReferenceDocuments.html#RD01">[RD01 - 4.1.3 Rate]</text:a> </text:p>
            </text:list-item>
            <text:list-item>
              <text:p text:style-name="P47">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events on the 1-second mark, 5-second rate on the 5-second mark and so on. </text:p>
            </text:list-item>
          </text:list>
          <text:p text:style-name="P40"><text:bookmark text:name="_x0000_i10271"/><text:soft-page-break/><draw:frame draw:style-name="fr3" draw:name="graphics6" text:anchor-type="as-char" svg:width="5.8543in" svg:height="4.7083in" draw:z-index="13"><draw:image xlink:href="../Project/Images/ACS_Component-Container_model__ACS_Component__Distributed_Object__Event_System__Event_Architecture.png" xlink:type="simple" xlink:show="embed" xlink:actuate="onLoad"/></draw:frame></text:p>
          <text:p text:style-name="P51">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change frequency. The polling frequency determines the time resolution of the event-on-change. </text:span><text:span text:style-name="T19">(implementation not foreseen for ALMA)</text:span></text:h>
          <text:h text:style-name="P97"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97"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text:soft-page-break/> The Characteristic Component / Property /characteristic pattern is implemented in C++ and in Java and Python</text:p>
          <text:p text:style-name="P52">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P104"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1904957579" text:continue-list="list756859699" text:style-name="L74">
            <text:list-item>
              <text:p text:style-name="P71">We can develop them separately, in space and time, according to the project priorities and the availability of resources. </text:p>
            </text:list-item>
            <text:list-item>
              <text:p text:style-name="P71">We can eventually use different technologies </text:p>
            </text:list-item>
            <text:list-item>
              <text:p text:style-name="P41">We can, in particular, support multiple data storage mechanisms (like ALMA Archive, RDBMS and XML files) in different environments (development, testing, final running system). </text:p>
            </text:list-item>
          </text:list>
          <text:h text:style-name="Heading_20_3" text:outline-level="3" text:is-list-header="true">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text:soft-pag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draw:frame draw:style-name="fr3" draw:name="graphics7" text:anchor-type="as-char" svg:width="5.8543in" svg:height="4in" draw:z-index="14"><draw:image xlink:href="../Project/Images/CDBLayers.png" xlink:type="simple" xlink:show="embed" xlink:actuate="onLoad"/></draw:frame></text:p>
          <text:p text:style-name="P51">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1034145553" text:continue-list="list56655270" text:style-name="L75">
            <text:list-item>
              <text:p text:style-name="P72">missing property or characteristic </text:p>
            </text:list-item>
            <text:list-item>
              <text:p text:style-name="P72">undefined values, default will be used </text:p>
            </text:list-item>
            <text:list-item>
              <text:p text:style-name="P42">defined values that are not used elsewhere </text:p>
            </text:list-item>
          </text:list>
          <text:h text:style-name="Heading_20_3" text:outline-level="3" text:is-list-header="true">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text:soft-page-break/>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1162729430" text:continue-list="list1041446346" text:style-name="L76">
            <text:list-item>
              <text:p text:style-name="P73">In order to allow switching between different instances of Configuration Database, the reference to the DAL used by each Component is provided as a common service by the Container inside which the Component lives. </text:p>
            </text:list-item>
            <text:list-item>
              <text:p text:style-name="P73">Whenever a Container is started, it gets in touch with a specified DAL instance. </text:p>
            </text:list-item>
            <text:list-item>
              <text:p text:style-name="P73">By default, if nothing else is specified, this is the DAL for Central Configuration Database and is obtained by requesting the reference to the Manager. </text:p>
            </text:list-item>
            <text:list-item>
              <text:p text:style-name="P43">Otherwise, the container can be instructed to use explicitly another DAL instance, apt to work with a Configuration Database Engine of one of the supported types. </text:p>
            </text:list-item>
          </text:list>
          <text:p text:style-name="Text_20_body"><text:bookmark text:name="_x0000_i10263"/><draw:frame draw:style-name="fr3" draw:name="graphics8" text:anchor-type="as-char" svg:width="5.8543in" svg:height="3.1354in" draw:z-index="15"><draw:image xlink:href="../Project/Images/Configuration_Database__Configuration_Database.png" xlink:type="simple" xlink:show="embed" xlink:actuate="onLoad"/></draw:frame></text:p>
          <text:p text:style-name="P51">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text:soft-page-break/>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97"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38"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1407475638" text:continue-list="list661383336" text:style-name="L77">
            <text:list-item>
              <text:p text:style-name="P74"><text:span text:style-name="T18">The CT allows to visually edit the structure/schema of the configuration database and to fill in the values inside the instantiated database.</text:span> </text:p>
            </text:list-item>
            <text:list-item>
              <text:p text:style-name="P70">The CT supports expressions and variables.  </text:p>
            </text:list-item>
            <text:list-item>
              <text:p text:style-name="P70">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70">An existing CDB can be parsed and displayed visually, for easier re-engineering. </text:p>
            </text:list-item>
            <text:list-item>
              <text:p text:style-name="P74"><text:span text:style-name="T18">There is a tree view in CT that uses colour codes and icons to define classes or properties that are abstract, inherited, calculated (from expressions) and imported from templates.</text:span> </text:p>
            </text:list-item>
            <text:list-item>
              <text:p text:style-name="P70">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44"><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P104"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1187742688" text:continue-list="list1904957579" text:style-name="L74">
            <text:list-item>
              <text:p text:style-name="P71">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41">data consumers <text:span text:style-name="T10">subscribe</text:span> to data sets on the <text:span text:style-name="T10">channel</text:span> without establishing any direct communication with the data suppliers. </text:p>
            </text:list-item>
          </text:list>
          <text:h text:style-name="Heading_20_3" text:outline-level="3" text:is-list-header="true">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40"><text:bookmark text:name="_x0000_i10253"/><draw:frame draw:style-name="fr3" draw:name="graphics9" text:anchor-type="as-char" svg:width="5.8543in" svg:height="3.25in" draw:z-index="16"><draw:image xlink:href="../Project/Images/Event_and_Notification_System__Event_and_Notification_System_architecture.png" xlink:type="simple" xlink:show="embed" xlink:actuate="onLoad"/></draw:frame></text:p>
          <text:p text:style-name="P51">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4">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text:soft-page-break/>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916415251" text:continue-list="list1034145553" text:style-name="L75">
            <text:list-item>
              <text:p text:style-name="P72">Load balancing. Client access can be split among different servers </text:p>
            </text:list-item>
            <text:list-item>
              <text:p text:style-name="P42">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 text:is-list-header="true">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ext:soft-page-break/>The 3 data access mechanisms provided by ACS have different characteristics and are meant to be used in different situations. </text:h>
          <text:list xml:id="list1006406589" text:continue-list="list1162729430" text:style-name="L76">
            <text:list-item>
              <text:p text:style-name="P73">With the Event and Notification System, data subscriber and data publisher are completely de-coupled. </text:p>
            </text:list-item>
            <text:list-item>
              <text:p text:style-name="P73">With Direct Value Retrieval, the client needs the reference to the servant object to call get() methods that directly return the requested value </text:p>
            </text:list-item>
            <text:list-item>
              <text:p text:style-name="P43">With Value Retrieval by Event, the client establishes a callback-based direct communication with the servant that asynchronously delivers data to the client in a point-to-point communication scheme. </text:p>
            </text:list-item>
          </text:list>
          <text:h text:style-name="Heading_20_4" text:outline-level="4" text:is-list-header="true">The Event and Notification System pattern is convenient when:</text:h>
          <text:list xml:id="list331487727" text:continue-list="list1407475638" text:style-name="L77">
            <text:list-item>
              <text:p text:style-name="P74">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44">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 text:is-list-header="true">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P104"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67238405" text:style-name="L83">
            <text:list-item>
              <text:p text:style-name="P80">the error message would be: “File not found” </text:p>
            </text:list-item>
            <text:list-item>
              <text:p text:style-name="P53">the context information would be: (“filename”, “&lt;name of non existing file&gt;”) </text:p>
            </text:list-item>
          </text:list>
          <text:h text:style-name="Heading_20_4" text:outline-level="4" text:is-list-header="true">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40"><text:bookmark text:name="_x0000_i10254"/><text:soft-page-break/><draw:frame draw:style-name="fr3" draw:name="graphics10" text:anchor-type="as-char" svg:width="5.8543in" svg:height="5.4165in" draw:z-index="17"><draw:image xlink:href="../Project/Images/Error_System__CORBA_Structures.png" xlink:type="simple" xlink:show="embed" xlink:actuate="onLoad"/></draw:frame></text:p>
          <text:p text:style-name="P51">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oft-page-break/><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40"><text:bookmark text:name="_x0000_i10264"/><draw:frame draw:style-name="fr3" draw:name="graphics11" text:anchor-type="as-char" svg:width="5.8543in" svg:height="3.6146in" draw:z-index="18"><draw:image xlink:href="../Project/Images/Error_System__Synchronous_calls____Synchronous_calls.png" xlink:type="simple" xlink:show="embed" xlink:actuate="onLoad"/></draw:frame></text:p>
          <text:p text:style-name="P51">Figure 3.8: propagation of Error Trace</text:p>
          <text:h text:style-name="Heading_20_3" text:outline-level="3">Error Trace, Completion and Exception Helper classes offer operations for </text:h>
          <text:h text:style-name="P99" text:outline-level="4">handling the addition of new error levels to the Error Trace while an instance is passed from one application layer to the higher one or from a servant to its client.</text:h>
          <text:h text:style-name="P99" text:outline-level="4">converting to/from Error Trace, Completion and Exception</text:h>
          <text:h text:style-name="P99" text:outline-level="4">navigating the elements of the Error Trace, i.e. querying for a specific error in the chain or for error details </text:h>
          <text:h text:style-name="Heading_20_3" text:outline-level="3"><text:soft-page-break/>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1022295032" text:style-name="L84">
            <text:list-item>
              <text:p text:style-name="P81">The XML specification files allow defining context value pairs. </text:p>
            </text:list-item>
            <text:list-item>
              <text:p text:style-name="P81">Code generation is used generate type safe helper classes in all supported languages from the XML specification files. </text:p>
            </text:list-item>
            <text:list-item>
              <text:p text:style-name="P81">Getters and setters are generated for all context value pairs. </text:p>
            </text:list-item>
            <text:list-item>
              <text:p text:style-name="P81">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54">Help handling is implemented as links to XML help pages. </text:p>
            </text:list-item>
          </text:list>
          <text:h text:style-name="Heading_20_3" text:outline-level="3" text:is-list-header="true">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P104"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171983876" text:continue-list="list67238405" text:style-name="L83">
            <text:list-item>
              <text:p text:style-name="P80">The execution of actions </text:p>
            </text:list-item>
            <text:list-item>
              <text:p text:style-name="P80">The status of the system </text:p>
            </text:list-item>
            <text:list-item>
              <text:p text:style-name="P53">Anomalous conditions </text:p>
            </text:list-item>
          </text:list>
          <text:h text:style-name="Heading_20_3" text:outline-level="3" text:is-list-header="true">Logging includes for example: </text:h>
          <text:list xml:id="list1412575367" text:continue-list="list1022295032" text:style-name="L84">
            <text:list-item>
              <text:p text:style-name="P81">Device commands - reception and execution of commands from devices <text:a xlink:type="simple" xlink:href="../Project/ReferenceDocuments.html#RD01">[RD01 - 14.1.1 Logging of commands]</text:a> </text:p>
            </text:list-item>
            <text:list-item>
              <text:p text:style-name="P81">Debugging - Optional debugging messages, like notification of entering/leaving specific code sections. </text:p>
            </text:list-item>
            <text:list-item>
              <text:p text:style-name="P81">Unrecoverable programmatic errors </text:p>
            </text:list-item>
            <text:list-item>
              <text:p text:style-name="P81">Alarms - change of status in alarm points </text:p>
            </text:list-item>
            <text:list-item>
              <text:p text:style-name="P54">Miscellaneous log messages. Applications can log events regarded as important to archive, for example receivers changing frequency, antennas set to new targets etc. </text:p>
            </text:list-item>
          </text:list>
          <text:h text:style-name="Heading_20_3" text:outline-level="3" text:is-list-header="true">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546204878" text:style-name="L85">
            <text:list-item>
              <text:p text:style-name="P82">The XML specification files allow to define context value pairs. </text:p>
            </text:list-item>
            <text:list-item>
              <text:p text:style-name="P82">Code generation is used generate type safe helper classes in all supported languages from the XML specification files. </text:p>
            </text:list-item>
            <text:list-item>
              <text:p text:style-name="P82">Getters and setters are generated for all context value pairs. </text:p>
            </text:list-item>
            <text:list-item>
              <text:p text:style-name="P82">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55">Help handling is implemented as links to XML help pages. </text:p>
            </text:list-item>
          </text:list>
          <text:h text:style-name="Heading_20_3" text:outline-level="3" text:is-list-header="true">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text:soft-page-break/>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289280032" text:style-name="L86">
            <text:list-item>
              <text:p text:style-name="P83">the C++ API is based on the ACE Log </text:p>
            </text:list-item>
            <text:list-item>
              <text:p text:style-name="P83">the Java API is based on the J2SE Java Logging </text:p>
            </text:list-item>
            <text:list-item>
              <text:p text:style-name="P56">the Python API uses a generic ACS CORBA Logging service </text:p>
            </text:list-item>
          </text:list>
          <text:h text:style-name="Heading_20_3" text:outline-level="3" text:is-list-header="true">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40"><text:bookmark text:name="_x0000_i10255"/><draw:frame draw:style-name="fr3" draw:name="graphics12" text:anchor-type="as-char" svg:width="5.8543in" svg:height="3.4791in" draw:z-index="19"><draw:image xlink:href="../Project/Images/Logging_System__Logging_Architecture.png" xlink:type="simple" xlink:show="embed" xlink:actuate="onLoad"/></draw:frame></text:p>
          <text:p text:style-name="P51">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5">of a factor of 3 in C++ and 15 in Java. Needless to say, this avenue is now closed.</text:span></text:h>
          <text:h text:style-name="Heading_20_3" text:outline-level="3">The log API allows for filtering based on the log level, so that log entries with low priority do not get logged. The filter can for example be set to log or not log debug messages. The filter level is <text:soft-page-break/>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2003757471" text:style-name="L87">
            <text:list-item>
              <text:p text:style-name="P84">time </text:p>
            </text:list-item>
            <text:list-item>
              <text:p text:style-name="P84">process that generated the log </text:p>
            </text:list-item>
            <text:list-item>
              <text:p text:style-name="P84">name of item logged </text:p>
            </text:list-item>
            <text:list-item>
              <text:p text:style-name="P84">all things from a device node down to the leaves </text:p>
            </text:list-item>
            <text:list-item>
              <text:p text:style-name="P57">type of item logged </text:p>
            </text:list-item>
          </text:list>
          <text:h text:style-name="Heading_20_3" text:outline-level="3" text:is-list-header="true">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P104"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220900068" text:continue-list="list171983876" text:style-name="L83">
            <text:list-item>
              <text:p text:style-name="P53">typedef unsigned long long Time; </text:p>
            </text:list-item>
          </text:list>
          <text:h text:style-name="Heading_20_3" text:outline-level="3" text:is-list-header="true">A TimeInterval is defined as the difference between two absolute time points:</text:h>
          <text:list xml:id="list1962484489" text:continue-list="list1412575367" text:style-name="L84">
            <text:list-item>
              <text:p text:style-name="P54">typedef long long TimeInterval; </text:p>
            </text:list-item>
          </text:list>
          <text:h text:style-name="Heading_20_3" text:outline-level="3" text:is-list-header="true">ISO format will be used "internally" whenever a string representation of time is needed. At User Interface level, more formats might be required. We provide now only ISO format. Users can request more formats via the Change Request SPR mechanism.</text:h>
        </text:section>
        <text:section text:style-name="Sect2" text:name="WW13" text:protected="true">
          <text:section-source xlink:href="../Project/FeaturesContainer.html" text:filter-name="HTML"/>
          <text:h text:style-name="P104" text:outline-level="2"><office:annotation><dc:date>2009-05-05T10:07:21</dc:date><text:p>HTML: &lt;META NAME="CHANGEDBY" CONTENT="Gianluca Chiozzi"&gt;</text:p></office:annotation><office:annotation><dc:date>2009-05-05T10:07:21</dc:date><text:p>HTML: &lt;META NAME="Template" CONTENT="C:\Program Files\MSOffice\Office\html.dot"&gt;</text:p></office:annotation>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994540598" text:continue-list="list220900068" text:style-name="L83">
            <text:list-item>
              <text:p text:style-name="P80"><text:span text:style-name="T3">Instantiation and de-instantiation of Components.</text:span> <text:line-break/>Instances of Components are created when needed or when requested and destroyed when not needed any more. </text:p>
            </text:list-item>
            <text:list-item>
              <text:p text:style-name="P80"><text:span text:style-name="T3">System startup and shutdown.</text:span> <text:line-break/>At system startup all needed Components are created and initialized in the proper order. </text:p>
            </text:list-item>
            <text:list-item>
              <text:p text:style-name="P80"><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80"><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53"><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 text:is-list-header="true">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entry point for clients: it provides access to the CORBA Naming Service (with added security, see below) and delegates to Containers the task to manage the 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6"/><text:soft-page-break/><draw:frame draw:style-name="fr3" draw:name="graphics13" text:anchor-type="as-char" svg:width="5.8543in" svg:height="3.6146in" draw:z-index="20"><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6">Components.</text:span></text:h>
          <text:h text:style-name="Heading_20_4" text:outline-level="4">To the management system, the Component is an entity with a lifecycle that has to be managed. Components can be instantiated in two different ways:</text:h>
          <text:list xml:id="list1115097137" text:continue-list="list1962484489" text:style-name="L84">
            <text:list-item>
              <text:p text:style-name="P81"><text:span text:style-name="T3">regular Components</text:span> are instantiated on demand when they are first requested. </text:p>
            </text:list-item>
            <text:list-item>
              <text:p text:style-name="P54"><text:span text:style-name="T3">startup Components</text:span> are instantiated when the system is brought online, i.e. when the Container where they are supposed to live in is started. </text:p>
            </text:list-item>
          </text:list>
          <text:h text:style-name="Heading_20_4" text:outline-level="4" text:is-list-header="true">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8">CUR</text:span><text:span text:style-name="T39">L</text:span>s. A <text:span text:style-name="T39">CURL </text:span>is a hierarchical name implemented as a string of arbitrary length that consists of the static prefix <text:span text:style-name="T39">curl</text:span>:, domain identifier and Component name. An example of a <text:span text:style-name="T39">CURL </text:span>might be <text:span text:style-name="T39">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text:soft-page-break/>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39">Manager </text:span>is the central point of interaction between the Components and the clients requesting <text:span text:style-name="T40">their services. </text:span></text:h>
          <text:h text:style-name="Heading_20_4" text:outline-level="4"><text:span text:style-name="T40">Manager has </text:span>the following basic functionality:</text:h>
          <text:list xml:id="list1819061012" text:continue-list="list546204878" text:style-name="L85">
            <text:list-item>
              <text:p text:style-name="P82"><text:span text:style-name="T40">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Components). It provides a mechanism for binding and resolving references to such objects, relying on the CORBA naming service. </text:span> </text:p>
            </text:list-item>
            <text:list-item>
              <text:p text:style-name="P82"><text:span text:style-name="T40">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82"><text:span text:style-name="T40">It delegates the Component life cycle management to the Container objects and therefore creates no Components directly. However, it does maintain a list of all available Containers. </text:span> </text:p>
            </text:list-item>
            <text:list-item>
              <text:p text:style-name="P55">The Manager uses the configuration database to retrieve relevant configuration for individual Components in the domain, as well as locations of <text:span text:style-name="T40">other Managers.</text:span> </text:p>
            </text:list-item>
          </text:list>
          <text:h text:style-name="Heading_20_4" text:outline-level="4" text:is-list-header="true">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98" text:outline-level="4"><text:soft-page-break/>Manager can also deploy "collocated" Components, i.e. it can be requested to "deploy a Component in the same Container of another, given, Component"</text:h>
          <text:list xml:id="list767257547" text:continue-list="list289280032" text:style-name="L86">
            <text:list-item>
              <text:p text:style-name="P83">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83">For example </text:p>
              <text:list>
                <text:list-item>
                  <text:p text:style-name="P83">a pipeline application might deploy load balancing Components on all pipeline nodes at system configuration/ </text:p>
                </text:list-item>
                <text:list-item>
                  <text:p text:style-name="P83">a load balancing master Component can request information from load balancing Components (disk space, memory, load, performance characteristics....) </text:p>
                </text:list-item>
                <text:list-item>
                  <text:p text:style-name="P83">based on this information can determine the best node where to run a specific pipeline stage Component </text:p>
                </text:list-item>
                <text:list-item>
                  <text:p text:style-name="P83">it can then deploy the pipeline stage "collocated" with the selected load balancing Component </text:p>
                </text:list-item>
                <text:list-item>
                  <text:p text:style-name="P83">this does not require to the application any explicit knowledge of the host and Container where the pipeline stage needs to be deployed. </text:p>
                </text:list-item>
                <text:list-item>
                  <text:p text:style-name="P56">the load balancing Component need to be deployed at configuration time or using administration tools written for that specific purpose, but transparently to applications. </text:p>
                </text:list-item>
              </text:list>
            </text:list-item>
          </text:list>
          <text:p text:style-name="P50">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3" draw:name="graphics14" text:anchor-type="as-char" svg:width="5.8543in" svg:height="3.0626in" draw:z-index="21"><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1468744151" text:continue-list="list2003757471" text:style-name="L87">
            <text:list-item>
              <text:p text:style-name="P84"><text:span text:style-name="T40">Every Container runs in its own process. </text:span> </text:p>
            </text:list-item>
            <text:list-item>
              <text:p text:style-name="P84"><text:soft-page-break/><text:span text:style-name="T39">Manager </text:span><text:span text:style-name="T40">sends the </text:span><text:span text:style-name="T36">Container</text:span> <text:span text:style-name="T40">the request to construct/activate a specific Component by passing it the name, type and the path of executable code (depending on the implementation language) of the Component. </text:span> </text:p>
            </text:list-item>
            <text:list-item>
              <text:p text:style-name="P84"><text:span text:style-name="T40">The </text:span><text:span text:style-name="T39">Container </text:span><text:span text:style-name="T40">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84"><text:span text:style-name="T40">The </text:span><text:span text:style-name="T39">Container </text:span><text:span text:style-name="T40">also deactivates Components, when so instructed by the </text:span><text:span text:style-name="T39">Manager </text:span><text:span text:style-name="T40">and is able to shutdown by disabling all Components. </text:span> </text:p>
            </text:list-item>
            <text:list-item>
              <text:p text:style-name="P84"><text:span text:style-name="T39">Container </text:span><text:span text:style-name="T40">maintains a list of all Components it has activated and is able to return information about an individual Component's implementation (such file path of the loaded code, version and build date). </text:span> </text:p>
            </text:list-item>
            <text:list-item>
              <text:p text:style-name="P84"><text:span text:style-name="T36">Container</text:span> implements the <text:span text:style-name="T36">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84">The Java ContainerServices interface defines a number of services. Look at the documentation for more details. The most important are: </text:p>
              <text:list>
                <text:list-item>
                  <text:p text:style-name="P84">Logger  getLogger () <text:line-break/>Retrieves the logging system service object </text:p>
                </text:list-item>
                <text:list-item>
                  <text:p text:style-name="P84">void assignUniqueEntityId (EntityT entity) throws ContainerException <text:line-break/>Get a Unique Entity Id assigned by the archive to entity data </text:p>
                </text:list-item>
                <text:list-item>
                  <text:p text:style-name="P84">org.omg.CORBA.Object getComponent (String componentUrl) throws ContainerException <text:line-break/>Retrieves e reference to another Component. This exists in a number of variants. </text:p>
                </text:list-item>
                <text:list-item>
                  <text:p text:style-name="P84">void releaseComponent (String componentUrl) <text:line-break/>Releases another component </text:p>
                </text:list-item>
                <text:list-item>
                  <text:p text:style-name="P84">DAL getCDB()<text:line-break/>to access the Configuration Database. </text:p>
                </text:list-item>
                <text:list-item>
                  <text:p text:style-name="P84">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84">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57">The Python ContainerServices is functionally equivalent to the Java one, but does not provide services equivalent to assignUniqueEntityId() and createXmlBindingWrapper(). </text:p>
            </text:list-item>
          </text:list>
          <text:h text:style-name="Heading_20_3" text:outline-level="3" text:is-list-header="true"><text:soft-page-break/>There can be two types of Containers:</text:h>
          <text:list xml:id="list1397922720" text:style-name="L88">
            <text:list-item>
              <text:p text:style-name="P85">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58">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2"/><draw:frame draw:style-name="fr3" draw:name="graphics15" text:anchor-type="as-char" svg:width="5.8543in" svg:height="4.4165in" draw:z-index="22"><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1392846957" text:style-name="L89">
            <text:list-item>
              <text:p text:style-name="P86">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86"><text:soft-page-break/>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59">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 text:is-list-header="true">Specialized Containers</text:h>
          <text:list xml:id="list762923466" text:style-name="L90">
            <text:list-item>
              <text:p text:style-name="P87">It is possible to create new Container implementations for specific application purposes. </text:p>
            </text:list-item>
            <text:list-item>
              <text:p text:style-name="P87">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87">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implementation of the Offline Data Reduction Framework and ACS can, upon request, provide a standardized implementation for a few specialized containers. </text:p>
            </text:list-item>
            <text:list-item>
              <text:p text:style-name="P60">The Task (see Task section) is a specialized Container that can be run as an executable and does not require Manager or ACS services. </text:p>
            </text:list-item>
          </text:list>
          <text:h text:style-name="Heading_20_3" text:outline-level="3" text:is-list-header="true"><text:soft-page-break/>Every client of a Component service that is not itself a Component shall implement an interface called <text:span text:style-name="T39">maci::Clien</text:span>t.</text:h>
          <text:list xml:id="list1498427257" text:style-name="L91">
            <text:list-item>
              <text:p text:style-name="P88"><text:span text:style-name="T40">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88">The log in and other requests are issued to the Manager, which serves as a portal to other services. </text:p>
            </text:list-item>
            <text:list-item>
              <text:p text:style-name="P88">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61"><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 text:is-list-header="true"><text:span text:style-name="T39">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1699775202" text:style-name="L92">
            <text:list-item>
              <text:p text:style-name="P89">Whenever a client needs a CORBA reference for a Component, a request to Manager is done for the corresponding Component. </text:p>
            </text:list-item>
            <text:list-item>
              <text:p text:style-name="P89">If the object is not already instantiated, the Manager asks the Container to create it. </text:p>
            </text:list-item>
            <text:list-item>
              <text:p text:style-name="P89">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89">Some objects are needed immediately at bootstrap. They are directly specified in a Manager configuration table (stored in the Configuration Database) and the Manager instantiates them as soon as the Container responsible for their deployment is bootstrapped. </text:p>
            </text:list-item>
            <text:list-item>
              <text:p text:style-name="P62">If there is a root top-level object, just putting this object in the Manager table will trigger a cascade instantiation of all dependent objects. </text:p>
            </text:list-item>
          </text:list>
          <text:h text:style-name="Heading_20_3" text:outline-level="3" text:is-list-header="true">The Manager is the only responsible for providing references to Components.</text:h>
          <text:list xml:id="list771107745" text:style-name="L93">
            <text:list-item>
              <text:p text:style-name="P90"><text:span text:style-name="T12">It is not allowed to directly pass a CORBA reference to a Component from one Component (or more in general, client) to another.</text:span> </text:p>
            </text:list-item>
            <text:list-item>
              <text:p text:style-name="P90">Whenever a Client needs to access a Component, it shall request the reference by name from the Manager, by using the service calls provided by the ContainerServices, or by using directly the Manager's IDL interfaces </text:p>
            </text:list-item>
            <text:list-item>
              <text:p text:style-name="P90">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90"><text:soft-page-break/>In exceptional situations, Components need to instantiate objects that are accessible remotely, and need to pass them around to other Clients. The <text:span text:style-name="T33">ACS::OffShoot</text:span> interface is a base interface defined for this purpose. <text:span text:style-name="T33">ACS::OffShoot</text:span> objects are instantiated by a Component, who is responsible for their whole lifecycle. Their lifetime is limited to the lifetime of the Component who created and handed them over to clients. Mostly <text:span text:style-name="T33">ACS:OffShoots</text:span> are used internally by ACS, for examples <text:span text:style-name="T33">ACS:Callback </text:span>and <text:span text:style-name="T33">ACS:Monitor </text:span>objects. </text:p>
            </text:list-item>
            <text:list-item>
              <text:p text:style-name="P63">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 text:is-list-header="true">An Object Explorer User Interface tool is provided to navigate the hierarchy of Components on the naming hierarchy.<text:a xlink:type="simple" xlink:href="../Project/ReferenceDocuments.html#RD01">[RD01 - 5.1.3 Browser]</text:a> </text:h>
          <text:list xml:id="list1530533268" text:style-name="L94">
            <text:list-item>
              <text:p text:style-name="P91">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91">All objects in the system can be reached by navigating the hierarchy and all object information can be retrieved and edited, including accessibility for a given user . For example, it is possible to graphically browse the hierarchy of Components in the system, based on the naming hierarchy, reach every single Component and view/edit all values of Properties and Characteristics. </text:p>
            </text:list-item>
            <text:list-item>
              <text:p text:style-name="P91">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91">It is possible to monitor and draw trend-plots for each property <text:a xlink:type="simple" xlink:href="../Project/ReferenceDocuments.html#RD45">[RD45 - 1.1-R3]</text:a> </text:p>
            </text:list-item>
            <text:list-item>
              <text:p text:style-name="P91">The Object Explorer uses the CORBA Interface Repository to retrieve information on the interfaces provided by the Components in the system. </text:p>
            </text:list-item>
            <text:list-item>
              <text:p text:style-name="P91">Requirements in <text:a xlink:type="simple" xlink:href="../Project/ReferenceDocuments.html#RD45">[RD45 - 1.1]</text:a> not covered by the current Object Explorer implementation are: </text:p>
              <text:list>
                <text:list-item>
                  <text:p text:style-name="P91">1.1-R2 - Tabular representation of multiple monitor points </text:p>
                </text:list-item>
                <text:list-item>
                  <text:p text:style-name="P91">1.1-R3 - Plot multiple monitor points on the same plot (this is possible with the ACS Sampling System) </text:p>
                </text:list-item>
                <text:list-item>
                  <text:p text:style-name="P91">1.1-R5.4 - Send a command repetitively </text:p>
                </text:list-item>
                <text:list-item>
                  <text:p text:style-name="P91">1.1-R5.5, 5.7- Save, read and execute sets of commands from file </text:p>
                </text:list-item>
                <text:list-item>
                  <text:p text:style-name="P91">1.1-R8 - Save tabular data with monitor values (this is possible with the ACS Sampling System) </text:p>
                </text:list-item>
                <text:list-item>
                  <text:p text:style-name="P64">1.3 Accessing Multiple Devices </text:p>
                </text:list-item>
              </text:list>
            </text:list-item>
          </text:list>
          <text:h text:style-name="Heading_20_3" text:outline-level="3" text:is-list-header="true">An Administrator User Interface (ACS Command Center) tool is provided. The Command Center:</text:h>
          <text:list xml:id="list264626550" text:style-name="L95">
            <text:list-item>
              <text:p text:style-name="P92">allows to start/stop ACS Services, Manager, Containers and Components on the local system or remotely </text:p>
            </text:list-item>
            <text:list-item>
              <text:p text:style-name="P92"><text:span text:style-name="T41">displays the information about objects in the system. This includes Components, Managers and Containers. Both currently active Components and potentially active </text:span><text:soft-page-break/><text:span text:style-name="T41">Components (i.e. Components that the Manager is able to bring online on request) are displayed. </text:span> </text:p>
            </text:list-item>
            <text:list-item>
              <text:p text:style-name="P92"><text:span text:style-name="T41">interacts with the Manager through IDL maci::Administrator interface, by receiving notifications about other clients and activators in the system from the Manager.</text:span> </text:p>
            </text:list-item>
            <text:list-item>
              <text:p text:style-name="P92">acts as a central user interface for starting up administration utilities (logging client, object explorer, event monitor and others), providing a configurable menu structure. </text:p>
            </text:list-item>
            <text:list-item>
              <text:p text:style-name="P65">makes available to developers an API and GUI elements to implement administration applications and GUI.<text:line-break/>The ALMA Executive is an application based on this API and GUI building blocks. </text:p>
            </text:list-item>
          </text:list>
        </text:section>
        <text:section text:style-name="Sect2" text:name="WW14" text:protected="true">
          <text:section-source xlink:href="../Project/FeaturesParameters.html" text:filter-name="HTML"/>
          <text:h text:style-name="P104" text:outline-level="2">Parameters</text:h>
          <text:h text:style-name="Heading_20_3" text:outline-level="3">ACS provides support for parameter sets. </text:h>
          <text:list xml:id="list1251000994" text:continue-list="list994540598" text:style-name="L83">
            <text:list-item>
              <text:p text:style-name="P80">In general terms, a parameter set is a group of related parameters (i.e. variables) with some additional metadata describing various aspects of the parameters. </text:p>
            </text:list-item>
            <text:list-item>
              <text:p text:style-name="P80">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53">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 text:is-list-header="true">XML has been chosen as the description language for both parameter set meta-data and parameter set instance data. </text:h>
          <text:list xml:id="list1694221591" text:continue-list="list1115097137" text:style-name="L84">
            <text:list-item>
              <text:p text:style-name="P81">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54">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 text:is-list-header="true">The following use cases are envisioned:</text:h>
          <text:h text:style-name="Heading_20_4" text:outline-level="4">Parameter set metadata is defined in XML</text:h>
          <text:p text:style-name="Text_20_body">The metadata is described in an XML file. The metadata for a parameter set includes defining the number and types of parameters, default values, validity constraints (e.g. max, min, ranges, etc.), help information, whether a parameter is 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text:soft-page-break/>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he object model for the in-memory representation of a parameter set's metadata and instance data are depicted in the following three figures (more compact diagrams are available in the online mode, but it was impossible to have them printed in a readable way in this document). The API allows for querying the data in a relatively straightforward manner. </text:p>
          <text:p text:style-name="P40"><draw:frame draw:style-name="fr3" draw:name="graphics16" text:anchor-type="as-char" svg:width="5.8543in" svg:height="1.4898in" draw:z-index="23"><draw:image xlink:href="../Project/Images/Parameters__ParameterSet_Only.png" xlink:type="simple" xlink:show="embed" xlink:actuate="onLoad"/></draw:frame></text:p>
          <text:p text:style-name="P51">Figure 3.10: Parameter Set instance data (ParameterSet) and Parameter Set Metadata (ParamSetDef) classes</text:p>
          <text:p text:style-name="P40"><text:soft-page-break/><draw:frame draw:style-name="fr3" draw:name="graphics17" text:anchor-type="as-char" svg:width="5.8543in" svg:height="5.4689in" draw:z-index="24"><draw:image xlink:href="../Project/Images/Parameters__ParamDef_subclasses.png" xlink:type="simple" xlink:show="embed" xlink:actuate="onLoad"/></draw:frame></text:p>
          <text:p text:style-name="P51">Figure 3.11-a: Parameter Metadata types. Subclasses of ParamDef used to build a ParamSetDef</text:p>
          <text:p text:style-name="P40"><draw:frame draw:style-name="fr3" draw:name="graphics18" text:anchor-type="as-char" svg:width="5.8543in" svg:height="3.2398in" draw:z-index="25"><draw:image xlink:href="../Project/Images/Parameters__Param_subclasses.png" xlink:type="simple" xlink:show="embed" xlink:actuate="onLoad"/></draw:frame></text:p>
          <text:p text:style-name="P51">Figure 3.11-b: Parameter instance types. Subclasses of Param used to build a ParamSet</text:p>
        </text:section>
        <text:section text:style-name="Sect2" text:name="WW15" text:protected="true">
          <text:section-source xlink:href="../Project/FeaturesTasks.html" text:filter-name="HTML"/>
          <text:h text:style-name="P104" text:outline-level="2">Tasks</text:h>
          <text:h text:style-name="Heading_20_3" text:outline-level="3">ACS provides support for tasks. </text:h>
          <text:list xml:id="list288332805" text:continue-list="list1251000994" text:style-name="L83">
            <text:list-item>
              <text:p text:style-name="P80">A task is a concise program which starts up, performs some processing, and then shuts down. </text:p>
            </text:list-item>
            <text:list-item>
              <text:p text:style-name="P80">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80">It is expected that tasks will often be run from the Unix command prompt by typing a simple command (task name) plus some additional information describing the data to be used by the task. </text:p>
            </text:list-item>
            <text:list-item>
              <text:p text:style-name="P53">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 text:is-list-header="true">In order to facilitate the requirement of a simple execution mechanism (i.e. no complete ACS startup required), ACS provides a task mechanism that is able to run either with or without ACS services being up and running. </text:h>
          <text:h text:style-name="Heading_20_3" text:outline-level="3">In addition, a special "static container" has been developed which allows the functionality for the ACS container to be linked in directly with the task executable at compile/link time. </text:h>
          <text:list xml:id="list450128579" text:continue-list="list1694221591" text:style-name="L84">
            <text:list-item>
              <text:p text:style-name="P81">The static container functionality allows the Task mechanism to adhere fully to the ACS component-container model while still requiring no complete startup (e.g. no explicit starting of a C++ container is necessary). </text:p>
            </text:list-item>
            <text:list-item>
              <text:p text:style-name="P54">In the event that ACS services are available, the Task component, using the linked-in static container, will be capable of operating like a full-fledged ACS component. </text:p>
            </text:list-item>
          </text:list>
          <text:h text:style-name="Heading_20_3" text:outline-level="3" text:is-list-header="true">Tasks will often require parameters (see Parameter section), so two primary types of tasks are provided. </text:h>
          <text:h text:style-name="Heading_20_4" text:outline-level="4">A generic Task interface is provided which defines only a single method, <text:span text:style-name="T33">run()</text:span>, which must be implemented by the task developer. </text:h>
          <text:h text:style-name="Heading_20_4" text:outline-level="4">A specialization of this generic Task is also provided, ParameterTask, which extends the basic task interface and allows for both a <text:span text:style-name="T33">run()</text:span> and a <text:span text:style-name="T33">go()</text:span> method. </text:h>
          <text:p text:style-name="Text_20_body"> </text:p>
          <text:p text:style-name="Text_20_body">In ParameterTask, the <text:span text:style-name="T33">run()</text:span> method is implemented by ACS and provides support for defining/parsing parameters passed in via the unix command line, converting the command line parameters to XML in order to construct a ParameterSet object, and then calling the <text:span text:style-name="T33">go()</text:span> method (which will be implemented by the task developer). </text:p>
          <text:p text:style-name="Text_20_body"> </text:p>
          <text:h text:style-name="Heading_20_3" text:outline-level="3">Architecture and design</text:h>
          <text:p text:style-name="Text_20_body"><text:soft-page-break/>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40"><draw:frame draw:style-name="fr3" draw:name="graphics19" text:anchor-type="as-char" svg:width="5.8543in" svg:height="6.052in" draw:z-index="26"><draw:image xlink:href="../Project/Images/Task__TaskArchitecture.png" xlink:type="simple" xlink:show="embed" xlink:actuate="onLoad"/></draw:frame></text:p>
          <text:p text:style-name="P51">Figure 3.15: Task Component Architecture</text:p>
        </text:section>
        <text:section text:style-name="Sect2" text:name="WW16" text:protected="true">
          <text:section-source xlink:href="../Project/FeaturesSerialization.html" text:filter-name="HTML"/>
          <text:h text:style-name="P104"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1837168053" text:continue-list="list288332805" text:style-name="L83">
            <text:list-item>
              <text:p text:style-name="P80">define the content and structure of the entity objects that are passed between subsystems </text:p>
            </text:list-item>
            <text:list-item>
              <text:p text:style-name="P80">automatically generate the classes needed to access the data contained in these entity objects, optionally validating changes to a data value by an explicit call to validate() or implicit validation during (un-)marshalling; </text:p>
            </text:list-item>
            <text:list-item>
              <text:p text:style-name="P80">serialize these objects for network transmission; </text:p>
            </text:list-item>
            <text:list-item>
              <text:p text:style-name="P53">facilitate the storage of these. </text:p>
            </text:list-item>
          </text:list>
          <text:h text:style-name="Heading_20_3" text:outline-level="3" text:is-list-header="true">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103769062" text:continue-list="list450128579" text:style-name="L84">
            <text:list-item>
              <text:p text:style-name="P81">ACS provides the generator framework, </text:p>
            </text:list-item>
            <text:list-item>
              <text:p text:style-name="P81">HLA maintains the UML model and defines what code gets generated from it </text:p>
            </text:list-item>
            <text:list-item>
              <text:p text:style-name="P54">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 text:is-list-header="true">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1262691635" text:continue-list="list1819061012" text:style-name="L85">
            <text:list-item>
              <text:p text:style-name="P82">XML Schema as described in the previous paragraphs </text:p>
            </text:list-item>
            <text:list-item>
              <text:p text:style-name="P82">Binding classes for Java (based on Castor), C++ and Python (custom made) </text:p>
            </text:list-item>
            <text:list-item>
              <text:p text:style-name="P82">IDL interface definition files </text:p>
            </text:list-item>
            <text:list-item>
              <text:p text:style-name="P82">HTML documentation </text:p>
            </text:list-item>
            <text:list-item>
              <text:p text:style-name="P55"><text:soft-page-break/>any other format needed, by implementing custom generators </text:p>
            </text:list-item>
          </text:list>
          <text:h text:style-name="Heading_20_3" text:outline-level="3" text:is-list-header="true">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416373499" text:continue-list="list767257547" text:style-name="L86">
            <text:list-item>
              <text:p text:style-name="P83">Given the IDL description of a Component, a code generator is used to generate a &lt;Component&gt;Interface class. In this class, every EntityDataXML parameter has been replaced by the corresponding EntityData binding class. </text:p>
            </text:list-item>
            <text:list-item>
              <text:p text:style-name="P83">Java introspection is used to dynamically generate a &lt;Component&gt;DynamicProxy and a &lt;Component&gt;DynamicSkeleton class. </text:p>
            </text:list-item>
            <text:list-item>
              <text:p text:style-name="P83">&lt;Component&gt;DynamicProxy is used by clients and converts client side calls from the EntityDataXML to the EntityData (un)-marshalled calls and forwards the messages to the &lt;Component&gt;Stub class generated by the IDL compiler. </text:p>
            </text:list-item>
            <text:list-item>
              <text:p text:style-name="P83">&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56">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3" draw:name="graphics20" text:anchor-type="as-char" svg:width="5.8543in" svg:height="4.4374in" draw:z-index="27"><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130253728" text:continue-list="list1468744151" text:style-name="L87">
            <text:list-item>
              <text:p text:style-name="P84">        Shortcut local calls (i.e. calls inside the same Container), so that no XML serialization is needed and the binding class is passed directly (<text:span text:style-name="T10">not implemented yet</text:span><text:span text:style-name="T35">)</text:span>. </text:p>
            </text:list-item>
            <text:list-item>
              <text:p text:style-name="P57">        Intercept calls to Components, allowing the implementation of the Tight Container pattern (see ACS Container section). </text:p>
            </text:list-item>
          </text:list>
          <text:h text:style-name="Heading_20_3" text:outline-level="3" text:is-list-header="true">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P104"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7">archive_priority</text:span>: The priority of the log entry that will carry the information required for archiving the parameter's value. If the priority exceeds the value specified in the <text:span text:style-name="T36">MaxCachePriority</text:span>, the archiving data will be transmitted immediately. If it is below <text:span text:style-name="T36">MinCachePriority</text:span>, the data will be ignored. If it is somewhere in-between, it will be cached locally until a sufficient amount of log entries is collected for transmission. </text:p>
          <text:p text:style-name="Quotations"><text:span text:style-name="T37">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7">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7">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Whenever the Characteristics of a Property are such that archive values have to be submitted, a BACI Monitor is created to periodically submit the values to the Logging System.</text:h>
          <text:p text:style-name="P40"><text:soft-page-break/><draw:frame draw:style-name="fr3" draw:name="graphics21" text:anchor-type="as-char" svg:width="5.8543in" svg:height="2.302in" draw:z-index="28"><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le2" table:style-name="Table2">
            <table:table-column table:style-name="Table2.A"/>
            <table:table-column table:style-name="Table2.B"/>
            <table:table-column table:style-name="Table2.A"/>
            <table:table-row>
              <table:table-cell table:style-name="Table2.A1" office:value-type="string">
                <text:p text:style-name="Table_20_Contents"/>
              </table:table-cell>
              <table:table-cell table:style-name="Table2.A1" office:value-type="string">
                <text:p text:style-name="P107">Name</text:p>
              </table:table-cell>
              <table:table-cell table:style-name="Table2.C1" office:value-type="string">
                <text:p text:style-name="P107">Value</text:p>
              </table:table-cell>
            </table:table-row>
            <table:table-row>
              <table:table-cell table:style-name="Table2.A2" table:number-rows-spanned="2" office:value-type="string">
                <text:p text:style-name="P107">Event Header</text:p>
              </table:table-cell>
              <table:table-cell table:style-name="Table2.A2" office:value-type="string">
                <text:p text:style-name="P107">domain_name</text:p>
              </table:table-cell>
              <table:table-cell table:style-name="Table2.C2" office:value-type="string">
                <text:p text:style-name="P107">Archiving</text:p>
              </table:table-cell>
            </table:table-row>
            <table:table-row>
              <table:covered-table-cell/>
              <table:table-cell table:style-name="Table2.A2" office:value-type="string">
                <text:p text:style-name="P107">type_name</text:p>
              </table:table-cell>
              <table:table-cell table:style-name="Table2.C2" office:value-type="string">
                <text:p text:style-name="P107">Type of parameter</text:p>
              </table:table-cell>
            </table:table-row>
            <table:table-row>
              <table:table-cell table:style-name="Table2.A2" table:number-rows-spanned="4" office:value-type="string">
                <text:p text:style-name="P107">Filterable data</text:p>
              </table:table-cell>
              <table:table-cell table:style-name="Table2.A2" office:value-type="string">
                <text:p text:style-name="P107">time_stamp</text:p>
              </table:table-cell>
              <table:table-cell table:style-name="Table2.C2" office:value-type="string">
                <text:p text:style-name="P107">Time when the parameter had this value, i.e. when the data for the log entry was sampled</text:p>
              </table:table-cell>
            </table:table-row>
            <table:table-row>
              <table:covered-table-cell/>
              <table:table-cell table:style-name="Table2.A2" office:value-type="string">
                <text:p text:style-name="P107">object</text:p>
              </table:table-cell>
              <table:table-cell table:style-name="Table2.C2" office:value-type="string">
                <text:p text:style-name="P107">The object whose properties value is being reported</text:p>
              </table:table-cell>
            </table:table-row>
            <table:table-row>
              <table:covered-table-cell/>
              <table:table-cell table:style-name="Table2.A2" office:value-type="string">
                <text:p text:style-name="P107">parameter</text:p>
              </table:table-cell>
              <table:table-cell table:style-name="Table2.C2" office:value-type="string">
                <text:p text:style-name="P107">The name of the parameter within the object</text:p>
              </table:table-cell>
            </table:table-row>
            <table:table-row>
              <table:covered-table-cell/>
              <table:table-cell table:style-name="Table2.A2" office:value-type="string">
                <text:p text:style-name="P107">value</text:p>
              </table:table-cell>
              <table:table-cell table:style-name="Table2.C2" office:value-type="string">
                <text:p text:style-name="P107">The value of the parameter. The type of this field is the same as specified 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40"><text:soft-page-break/><draw:frame draw:style-name="fr3" draw:name="graphics22" text:anchor-type="as-char" svg:width="5.8543in" svg:height="2.7602in" draw:z-index="29"><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37" text:outline-level="3">Archiving of monitor point values is currently only supported in C++.</text:h>
        </text:section>
        <text:section text:style-name="Sect2" text:name="WW18" text:protected="true">
          <text:section-source xlink:href="../Project/FeaturesCommands.html" text:filter-name="HTML"/>
          <text:h text:style-name="P104"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text:soft-page-break/>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3" draw:name="graphics23" text:anchor-type="as-char" svg:width="5.8543in" svg:height="3.1146in" draw:z-index="30"><draw:image xlink:href="../Project/Images/Command_System__Command_System_Architecture.png" xlink:type="simple" xlink:show="embed" xlink:actuate="onLoad"/></draw:frame><text:line-break/><text:span text:style-name="T10">Figure 3.19: Command System architecture</text:span> </text:p>
          <text:h text:style-name="Heading_20_3" text:outline-level="3">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P104"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1637096298" text:style-name="L96">
            <text:list-item>
              <text:p text:style-name="P93">An enumerated state property with the values: GOOD, WARNING, BAD </text:p>
            </text:list-item>
            <text:list-item>
              <text:p text:style-name="P93">A timestamp property describing when the alarm status changed </text:p>
            </text:list-item>
            <text:list-item>
              <text:p text:style-name="P66">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 text:is-list-header="true">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1753009712" text:style-name="L97">
            <text:list-item>
              <text:p text:style-name="P94">An enumerated occurrence property (FIRST OCCURRENCE, MULTIPLE OCCURRENCE....)<text:a xlink:type="simple" xlink:href="../Project/ReferenceDocuments.html#RD01">[RD01 - 6.4.4. State]</text:a> </text:p>
            </text:list-item>
            <text:list-item>
              <text:p text:style-name="P67">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 text:is-list-header="true">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text:soft-page-break/>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3" draw:name="graphics24" text:anchor-type="as-char" svg:width="6.6665in" svg:height="3.6874in" draw:z-index="31"><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P104" text:outline-level="2">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126483728" text:continue-list="list1637096298" text:style-name="L96">
            <text:list-item>
              <text:p text:style-name="P93">A Java application that uses Java plotting widgets and in particular widgets aware of the Property internal structure to define plotting scales and units. </text:p>
            </text:list-item>
            <text:list-item>
              <text:p text:style-name="P66">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 text:is-list-header="true">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text:soft-page-break/><draw:frame draw:style-name="fr3" draw:name="graphics25" text:anchor-type="as-char" svg:width="5.8543in" svg:height="6.0728in" draw:z-index="32"><draw:image xlink:href="../Project/Images/Sampling__Sampling_Architecture.png" xlink:type="simple" xlink:show="embed" xlink:actuate="onLoad"/></draw:frame><text:line-break/><text:span text:style-name="T10">Figure 3.21: Sampling architecture</text:span> </text:p>
          <text:h text:style-name="Heading_20_3" text:outline-level="3">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P104"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1047586230" text:continue-numbering="true" text:style-name="L96">
            <text:list-item>
              <text:p text:style-name="P93">The supplier gets access to the consumer Component </text:p>
            </text:list-item>
            <text:list-item>
              <text:p text:style-name="P93">Opens a connection. </text:p>
            </text:list-item>
            <text:list-item>
              <text:p text:style-name="P93">Data is sent by the supplier to the consumer until </text:p>
            </text:list-item>
            <text:list-item>
              <text:p text:style-name="P66">The supplier closes the connection </text:p>
            </text:list-item>
          </text:list>
          <text:h text:style-name="Heading_20_4" text:outline-level="4" text:is-list-header="true">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2037399399" text:continue-list="list1753009712" text:style-name="L97">
            <text:list-item>
              <text:p text:style-name="P94">The supplier Component is available for publishing data </text:p>
            </text:list-item>
            <text:list-item>
              <text:p text:style-name="P94">The client opens a connection with the supplier </text:p>
            </text:list-item>
            <text:list-item>
              <text:p text:style-name="P94">The supplier sends data to the client(s) until </text:p>
            </text:list-item>
            <text:list-item>
              <text:p text:style-name="P67">The client closes the connection </text:p>
            </text:list-item>
          </text:list>
          <text:h text:style-name="Heading_20_4" text:outline-level="4" text:is-list-header="true">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text:soft-page-break/>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1643598176" text:style-name="L98">
            <text:list-item>
              <text:p text:style-name="P95">Iterators on normal IDL methods </text:p>
            </text:list-item>
            <text:list-item>
              <text:p text:style-name="P95">Notification Channel </text:p>
            </text:list-item>
            <text:list-item>
              <text:p text:style-name="P68">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613905337" text:style-name="L99">
            <text:list-item>
              <text:p text:style-name="P96">Stream<text:line-break/>A stream represents continuous media transfer between two or more entities. </text:p>
            </text:list-item>
            <text:list-item>
              <text:p text:style-name="P96">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69"><text:soft-page-break/>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 text:is-list-header="true">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P104"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text:soft-page-break/>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2077417294" text:continue-list="list1047586230" text:style-name="L96">
            <text:list-item>
              <text:list>
                <text:list-item>
                  <text:p text:style-name="P109">help location: an application passes the html resources to the help browser when it creates it. A webserver would be used if no help resources exists locally </text:p>
                </text:list-item>
                <text:list-item>
                  <text:p text:style-name="P108">context sensitive help: GUI widgets providing context help shall be named using setName("abc") to allow identifying the proper help topic for them dynamically</text:p>
                </text:list-item>
              </text:list>
            </text:list-item>
          </text:list>
          <text:h text:style-name="Heading_20_4" text:outline-level="4" text:is-list-header="true">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936209613" text:continue-list="list2037399399" text:style-name="L97">
            <text:list-item>
              <text:list>
                <text:list-item>
                  <text:p text:style-name="P94">all help pages are kept together with the source code in the UserDoc directory </text:p>
                </text:list-item>
                <text:list-item>
                  <text:p text:style-name="P94">the makefile take care of processing them to produce documentation: </text:p>
                  <text:list>
                    <text:list-item>
                      <text:p text:style-name="P94">it runs latex2html </text:p>
                    </text:list-item>
                    <text:list-item>
                      <text:p text:style-name="P94">it converts the postscript pictures to jpg </text:p>
                    </text:list-item>
                    <text:list-item>
                      <text:p text:style-name="P94">it creates the meta-information needed for the Java Help Library (TOC, etc.) dynamically<text:line-break/>the rest is just the same as in the commandcenter </text:p>
                    </text:list-item>
                    <text:list-item>
                      <text:p text:style-name="P67">packs them together in a jar file xxxHelp.jar </text:p>
                    </text:list-item>
                  </text:list>
                </text:list-item>
              </text:list>
            </text:list-item>
          </text:list>
          <text:h text:style-name="Heading_20_4" text:outline-level="4" text:is-list-header="true">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P104"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1764702725" text:continue-list="list2077417294" text:style-name="L96">
            <text:list-item>
              <text:p text:style-name="P93">Object Oriented </text:p>
            </text:list-item>
            <text:list-item>
              <text:p text:style-name="P93">Platform independent. </text:p>
            </text:list-item>
            <text:list-item>
              <text:p text:style-name="P93">Flow control, variables, and procedures. </text:p>
            </text:list-item>
            <text:list-item>
              <text:p text:style-name="P93">Plug and play to install scripting language. </text:p>
            </text:list-item>
            <text:list-item>
              <text:p text:style-name="P93">Connects to CORBA. </text:p>
            </text:list-item>
            <text:list-item>
              <text:p text:style-name="P93">Easy to use for non-programmers. </text:p>
            </text:list-item>
            <text:list-item>
              <text:p text:style-name="P93">Rapid Prototyping Similar to programming languages used in the project. </text:p>
            </text:list-item>
            <text:list-item>
              <text:p text:style-name="P93">GUI development. </text:p>
            </text:list-item>
            <text:list-item>
              <text:p text:style-name="P66">Embeddable into code for interactive applications. </text:p>
            </text:list-item>
          </text:list>
        </text:section>
        <text:section text:style-name="Sect2" text:name="WW24" text:protected="true">
          <text:section-source xlink:href="../Project/FeaturesSimulation.html" text:filter-name="HTML"/>
          <text:h text:style-name="P104"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933908594" text:continue-numbering="true" text:style-name="L96">
            <text:list-item>
              <text:p text:style-name="P93">a GUI which is spawned automatically with the creation of the first simulated Component </text:p>
            </text:list-item>
            <text:list-item>
              <text:p text:style-name="P93">the command-line and an easy-to-use API provided by ACS if the Python Container hosting the simulated Components was started within an interactive Python session </text:p>
            </text:list-item>
            <text:list-item>
              <text:p text:style-name="P66">the IDL interface provided by a Simulator Component. This Component shall be deployed in the Python Container where the simulated components are deployed. </text:p>
            </text:list-item>
          </text:list>
          <text:h text:style-name="Heading_20_3" text:outline-level="3" text:is-list-header="true">Using any of these techniques it is possible to:</text:h>
          <text:list xml:id="list2068768438" text:continue-list="list936209613" text:style-name="L97">
            <text:list-item>
              <text:p text:style-name="P94">replace or retrieve the code of each simulated method, </text:p>
            </text:list-item>
            <text:list-item>
              <text:p text:style-name="P94">set timeouts </text:p>
            </text:list-item>
            <text:list-item>
              <text:p text:style-name="P67">set/get the value of global variables </text:p>
            </text:list-item>
          </text:list>
          <text:h text:style-name="Heading_20_3" text:outline-level="3" text:is-list-header="true">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P104" text:outline-level="2">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994524110" text:continue-list="list933908594" text:style-name="L96">
            <text:list-item>
              <text:p text:style-name="P93">Skeleton for standard application, with standard commands and states </text:p>
            </text:list-item>
            <text:list-item>
              <text:p text:style-name="P93">Implementation of typical communication Design Patterns </text:p>
            </text:list-item>
            <text:list-item>
              <text:p text:style-name="P66">Implementation of standard startup/shutdown/configuration procedures </text:p>
            </text:list-item>
          </text:list>
          <text:h text:style-name="Heading_20_3" text:outline-level="3" text:is-list-header="true">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2091480677" text:continue-list="list2068768438" text:style-name="L97">
            <text:list-item>
              <text:p text:style-name="P94">State Machines are designed in UML </text:p>
            </text:list-item>
            <text:list-item>
              <text:p text:style-name="P67">The Open ArchitectureWare <text:a xlink:type="simple" xlink:href="../Project/ReferenceDocuments.html#RD39">[RD39]</text:a> generator framework is used to generate Java code implementing the state machine </text:p>
            </text:list-item>
          </text:list>
          <text:h text:style-name="Heading_20_3" text:outline-level="3" text:is-list-header="true">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example Control has implemented base Component classes used for the implementation of all control device Components.</text:h>
          <text:h text:style-name="P39"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P104"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807529436" text:continue-list="list994524110" text:style-name="L96">
            <text:list-item>
              <text:p text:style-name="P93">Development </text:p>
            </text:list-item>
            <text:list-item>
              <text:p text:style-name="P66">Run time </text:p>
            </text:list-item>
          </text:list>
          <text:h text:style-name="Heading_20_4" text:outline-level="4" text:is-list-header="true">Installation by application type: </text:h>
          <text:list xml:id="list1970760094" text:continue-list="list2091480677" text:style-name="L97">
            <text:list-item>
              <text:p text:style-name="P94">Full ACS installation </text:p>
            </text:list-item>
            <text:list-item>
              <text:p text:style-name="P94">Real time and control applications </text:p>
            </text:list-item>
            <text:list-item>
              <text:p text:style-name="P94">Data Reduction packages </text:p>
            </text:list-item>
            <text:list-item>
              <text:p text:style-name="P94">High level user interfaces </text:p>
            </text:list-item>
            <text:list-item>
              <text:p text:style-name="P67">Stand alone java application </text:p>
            </text:list-item>
          </text:list>
          <text:h text:style-name="Heading_20_4" text:outline-level="4" text:is-list-header="true">Installation by format: </text:h>
          <text:list xml:id="list245314151" text:continue-list="list1643598176" text:style-name="L98">
            <text:list-item>
              <text:p text:style-name="P95">Full binary distribution (all ACS and tools in binary format) </text:p>
            </text:list-item>
            <text:list-item>
              <text:p text:style-name="P95">ACS sources, binary tools distribution (all basic tools are distributed in binary format, but ACS is distributed as sources to be built) </text:p>
            </text:list-item>
            <text:list-item>
              <text:p text:style-name="P95">All sources distribution (ACS and all tools are distributed in source format) </text:p>
            </text:list-item>
            <text:list-item>
              <text:p text:style-name="P68">CVS archive public access (ACS can be downloaded from a CVS archive and build from the code checked out) </text:p>
            </text:list-item>
          </text:list>
          <text:h text:style-name="Heading_20_3" text:outline-level="3" text:is-list-header="true">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ext:soft-page-break/>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P104"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P104"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P104"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949342708" text:continue-list="list807529436" text:style-name="L96">
            <text:list-item>
              <text:p text:style-name="P93">FITS package is made available for the handling of standard file formats (FITS files) <text:a xlink:type="simple" xlink:href="../Project/ReferenceDocuments.html#RD01">[RD01 - 7.2.1 FITS]</text:a>. </text:p>
            </text:list-item>
            <text:list-item>
              <text:p text:style-name="P93">Mathematical libraries (Fats, Fitting) <text:a xlink:type="simple" xlink:href="../Project/ReferenceDocuments.html#RD01">[RD01 - 5.3.2 Mathematics]</text:a>, units conversion and handling (based on the AIPS++ unit management classes) </text:p>
            </text:list-item>
            <text:list-item>
              <text:p text:style-name="P93">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93">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66">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text:soft-page-break/>ACS integrates tools to automatically produce architecture, design and code documentation in the various languages. The documentation is web-based and follows the standards defined by Software Engineering.<text:lin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P101"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text:soft-page-break/>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text:soft-page-break/>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14"/>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1"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5in" fo:margin-top="0.1945in" fo:margin-bottom="0.1945in" fo:text-indent="0in" style:auto-text-indent="false"/>
      <style:text-properties style:font-size-complex="10pt"/>
    </style:style>
    <style:style style:name="List" style:family="paragraph" style:parent-style-name="Text_20_body" style:class="list">
      <style:paragraph-properties fo:margin-left="0.75in" fo:margin-right="0.5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945in" fo:margin-bottom="0.1945in"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4016in" fo:margin-right="0in" fo:margin-top="0.0835in" fo:margin-bottom="0.1945in" fo:text-indent="-0.4016in"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0.5937in" fo:margin-right="0in" fo:text-indent="-0.5937in" style:auto-text-indent="false">
        <style:tab-stops>
          <style:tab-stop style:position="0.5937in"/>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0.5984in" fo:margin-right="0in" fo:text-indent="-0.5984in"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in" fo:margin-right="0.5in" fo:margin-top="0.1945in" fo:margin-bottom="0.1945in" fo:text-align="center" style:justify-single-word="false" fo:text-indent="0in"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size-complex="10pt"/>
    </style:style>
    <style:style style:name="Body_20_Text_20_Indent_20_2" style:display-name="Body Text Indent 2" style:family="paragraph" style:parent-style-name="Standard">
      <style:paragraph-properties fo:margin-left="0.5in" fo:margin-right="0in" fo:text-indent="0in" style:auto-text-indent="false"/>
      <style:text-properties style:font-size-complex="10pt"/>
    </style:style>
    <style:style style:name="Body_20_Text_20_Indent_20_3" style:display-name="Body Text Indent 3" style:family="paragraph" style:parent-style-name="Standard">
      <style:paragraph-properties fo:margin-left="1.25in" fo:margin-right="0in" fo:text-indent="-0.75in" style:auto-text-indent="false"/>
      <style:text-properties style:font-size-complex="10pt"/>
    </style:style>
    <style:style style:name="Normal_20__28_Web_29_" style:display-name="Normal (Web)" style:family="paragraph" style:parent-style-name="Standard">
      <style:paragraph-properties fo:margin-top="0.1945in" fo:margin-bottom="0.1945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Block_20_Text" style:display-name="Block Text" style:family="paragraph" style:parent-style-name="Standard">
      <style:paragraph-properties fo:margin-left="0.5in" fo:margin-right="0.5in" fo:margin-top="0.1945in" fo:margin-bottom="0.1945in" fo:text-indent="0in"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0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0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0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0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5.9929in"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author" style:family="paragraph" style:parent-style-name="Subtitle" style:next-style-name="institute">
      <style:paragraph-properties fo:margin-left="0in" fo:margin-right="0.8228in" fo:margin-top="0in" fo:margin-bottom="0in" style:line-height-at-least="0in" fo:keep-together="always" fo:text-indent="0in" style:auto-text-indent="false" fo:keep-with-next="always"/>
      <style:text-properties style:font-name="Times New Roman" fo:font-size="14pt" fo:letter-spacing="-0.0098in" style:letter-kerning="true" style:font-size-asian="14pt" style:font-name-complex="Times New Roman" style:font-size-complex="10pt"/>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0.5in" fo:margin-right="0in" fo:margin-top="0.0972in" fo:margin-bottom="0in" style:line-height-at-least="0.1528in" fo:keep-together="always" fo:text-indent="0in" style:auto-text-indent="false" fo:keep-with-next="always"/>
      <style:text-properties style:font-name="Arial" fo:font-size="11pt" fo:letter-spacing="-0.0028in"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0.75in" fo:margin-right="0.5in" fo:text-indent="-0.25in" style:auto-text-indent="false">
        <style:tab-stops>
          <style:tab-stop style:position="0.75in"/>
        </style:tab-stops>
      </style:paragraph-properties>
    </style:style>
    <style:style style:name="TOC_20_Base" style:display-name="TOC Base" style:family="paragraph" style:parent-style-name="Standard">
      <style:paragraph-properties fo:margin-top="0in" fo:margin-bottom="0.1528in" style:line-height-at-least="0.1528in">
        <style:tab-stops>
          <style:tab-stop style:position="5in"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0.6252in" fo:margin-right="0.8228in" fo:margin-top="0.4583in" fo:margin-bottom="0.278in" style:line-height-at-least="0.3752in" fo:text-align="center" style:justify-single-word="false" fo:text-indent="0in" style:auto-text-indent="false"/>
      <style:text-properties style:font-name="Times New Roman" fo:font-size="30pt" fo:letter-spacing="-0.028in" style:font-size-asian="30pt"/>
    </style:style>
    <style:style style:name="Table_20_Title" style:display-name="Table Title" style:family="paragraph" style:parent-style-name="Text_20_body">
      <style:paragraph-properties fo:margin-left="-0.0752in" fo:margin-right="0.5in" fo:text-align="center" style:justify-single-word="false" fo:text-indent="0in"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Arial" fo:letter-spacing="-0.0028in"/>
    </style:style>
    <style:style style:name="Document_20_Label" style:display-name="Document Label" style:family="paragraph" style:parent-style-name="Heading_20_Base" style:next-style-name="Text_20_body">
      <style:paragraph-properties fo:margin-top="0.111in" fo:margin-bottom="0.0835in"/>
      <style:text-properties style:font-name="Times New Roman" fo:font-size="14pt" fo:letter-spacing="-0.0209in" style:font-size-asian="14pt"/>
    </style:style>
    <style:style style:name="Company_20_Name" style:display-name="Company Name" style:family="paragraph" style:parent-style-name="Document_20_Label" style:next-style-name="author">
      <style:paragraph-properties fo:margin-left="0in" fo:margin-right="0in" fo:margin-top="0in" fo:margin-bottom="0.0835in" fo:text-indent="0in"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25in" fo:margin-right="0in" fo:orphans="0" fo:widows="0" fo:text-indent="0in" style:auto-text-indent="false"/>
    </style:style>
    <style:style style:name="H2" style:family="paragraph" style:parent-style-name="Standard" style:next-style-name="Standard">
      <style:paragraph-properties fo:margin-top="0.0693in" fo:margin-bottom="0.0693in"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0693in" fo:margin-bottom="0.0693in"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0693in" fo:margin-bottom="0.0693in"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1.2799in" fo:margin-right="0.5in" fo:text-indent="-0.7874in" style:auto-text-indent="false"/>
    </style:style>
    <style:style style:name="glossary" style:family="paragraph" style:parent-style-name="Text_20_body_20_indent">
      <style:paragraph-properties fo:margin-left="2in" fo:margin-right="0in" fo:margin-top="0in" fo:margin-bottom="0.0835in" style:line-height-at-least="0.1528in" fo:text-indent="-1in" style:auto-text-indent="false">
        <style:tab-stops>
          <style:tab-stop style:position="2in"/>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25in"/>
        </style:tab-stops>
      </style:paragraph-properties>
    </style:style>
    <style:style style:name="req_20_matrix_20_cell" style:display-name="req matrix cell" style:family="paragraph" style:parent-style-name="Normal_20__28_Web_29_">
      <style:paragraph-properties fo:margin-left="0.3752in" fo:margin-right="0in" fo:text-indent="-0.3752in"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1in" fo:margin-right="0.5in" fo:margin-top="0.1945in" fo:margin-bottom="0.0417in" fo:keep-together="always" fo:text-indent="0in" style:auto-text-indent="false" fo:padding-left="0.0417in" fo:padding-right="0in" fo:padding-top="0in" fo:padding-bottom="0.0417in" fo:border-left="0.0555in solid #808080" fo:border-right="none" fo:border-top="none" fo:border-bottom="0.0693in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25in" fo:margin-right="0in" fo:text-indent="0in" style:auto-text-indent="false"/>
    </style:style>
    <style:style style:name="List_20_Bullet" style:display-name="List Bullet" style:family="paragraph" style:parent-style-name="List" style:list-style-name="WW8Num227">
      <style:paragraph-properties fo:margin-left="0.75in" fo:margin-right="0.5in" fo:text-indent="-0.25in" style:auto-text-indent="false"/>
    </style:style>
    <style:style style:name="Footer_20_First" style:display-name="Footer First"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Even" style:display-name="Footer Even"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Odd" style:display-name="Footer Odd"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1.75in" fo:margin-right="0.5in" fo:text-indent="-0.25in" style:auto-text-indent="false"/>
    </style:style>
    <style:style style:name="List_20_Number_20_4" style:display-name="List Number 4" style:family="paragraph" style:parent-style-name="List_20_Number">
      <style:paragraph-properties fo:margin-left="1.5in" fo:margin-right="0.5in" fo:text-indent="-0.25in" style:auto-text-indent="false"/>
    </style:style>
    <style:style style:name="List_20_Number_20_3" style:display-name="List Number 3" style:family="paragraph" style:parent-style-name="List_20_Number">
      <style:paragraph-properties fo:margin-left="1.25in" fo:margin-right="0.5in" fo:text-indent="-0.25in" style:auto-text-indent="false"/>
    </style:style>
    <style:style style:name="List_20_Bullet_20_5" style:display-name="List Bullet 5" style:family="paragraph" style:parent-style-name="List_20_Bullet">
      <style:paragraph-properties fo:margin-left="1.75in" fo:margin-right="0.5in" fo:text-indent="-0.25in" style:auto-text-indent="false"/>
    </style:style>
    <style:style style:name="List_20_Bullet_20_4" style:display-name="List Bullet 4" style:family="paragraph" style:parent-style-name="List_20_Bullet">
      <style:paragraph-properties fo:margin-left="1.5in" fo:margin-right="0.5in" fo:text-indent="-0.25in" style:auto-text-indent="false"/>
    </style:style>
    <style:style style:name="List_20_Bullet_20_3" style:display-name="List Bullet 3" style:family="paragraph" style:parent-style-name="List_20_Bullet">
      <style:paragraph-properties fo:margin-left="1.25in" fo:margin-right="0.5in" fo:text-indent="-0.25in" style:auto-text-indent="false"/>
    </style:style>
    <style:style style:name="List_20_Bullet_20_2" style:display-name="List Bullet 2" style:family="paragraph" style:parent-style-name="List_20_Bullet">
      <style:paragraph-properties fo:margin-left="1in" fo:margin-right="0.5in" fo:text-indent="-0.25in" style:auto-text-indent="false"/>
    </style:style>
    <style:style style:name="List_20_5" style:display-name="List 5" style:family="paragraph" style:parent-style-name="List" style:class="list">
      <style:paragraph-properties fo:margin-left="1.75in" fo:margin-right="0.5in" fo:text-indent="-0.25in" style:auto-text-indent="false"/>
    </style:style>
    <style:style style:name="List_20_4" style:display-name="List 4" style:family="paragraph" style:parent-style-name="List" style:class="list">
      <style:paragraph-properties fo:margin-left="1.5in" fo:margin-right="0.5in" fo:text-indent="-0.25in" style:auto-text-indent="false"/>
    </style:style>
    <style:style style:name="List_20_3" style:display-name="List 3" style:family="paragraph" style:parent-style-name="List" style:class="list">
      <style:paragraph-properties fo:margin-left="1.25in" fo:margin-right="0.5in" fo:text-indent="-0.25in" style:auto-text-indent="false"/>
    </style:style>
    <style:style style:name="List_20_2" style:display-name="List 2" style:family="paragraph" style:parent-style-name="List" style:class="list">
      <style:paragraph-properties fo:margin-left="1in" fo:margin-right="0.5in" fo:text-indent="-0.25in" style:auto-text-indent="false"/>
    </style:style>
    <style:style style:name="List_20_Number_20_2" style:display-name="List Number 2" style:family="paragraph" style:parent-style-name="List_20_Number">
      <style:paragraph-properties fo:margin-left="1in" fo:margin-right="0.5in" fo:text-indent="-0.25in" style:auto-text-indent="false"/>
    </style:style>
    <style:style style:name="List_20_Continue" style:display-name="List Continue" style:family="paragraph" style:parent-style-name="List" style:list-style-name="WW8StyleNum1">
      <style:paragraph-properties fo:margin-left="0.75in" fo:margin-right="0.5in" fo:text-indent="0in" style:auto-text-indent="false"/>
    </style:style>
    <style:style style:name="List_20_Continue_20_2" style:display-name="List Continue 2" style:family="paragraph" style:parent-style-name="List_20_Continue">
      <style:paragraph-properties fo:margin-left="1in" fo:margin-right="0.5in" fo:text-indent="0in" style:auto-text-indent="false"/>
    </style:style>
    <style:style style:name="List_20_Continue_20_3" style:display-name="List Continue 3" style:family="paragraph" style:parent-style-name="List_20_Continue">
      <style:paragraph-properties fo:margin-left="1.25in" fo:margin-right="0.5in" fo:text-indent="0in" style:auto-text-indent="false"/>
    </style:style>
    <style:style style:name="List_20_Continue_20_4" style:display-name="List Continue 4" style:family="paragraph" style:parent-style-name="List_20_Continue">
      <style:paragraph-properties fo:margin-left="1.5in" fo:margin-right="0.5in" fo:text-indent="0in" style:auto-text-indent="false"/>
    </style:style>
    <style:style style:name="List_20_Continue_20_5" style:display-name="List Continue 5" style:family="paragraph" style:parent-style-name="List_20_Continue">
      <style:paragraph-properties fo:margin-left="1.75in" fo:margin-right="0.5in" fo:text-indent="0in"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H5" style:family="paragraph" style:parent-style-name="Heading_20_5" style:next-style-name="Standard" style:list-style-name="WW8Num21">
      <style:paragraph-properties fo:margin-left="0.689in" fo:margin-right="0in" fo:text-indent="0in" style:auto-text-indent="false" fo:keep-with-next="auto">
        <style:tab-stops>
          <style:tab-stop style:position="0.6898in"/>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25in" fo:margin-right="0.25in" fo:margin-top="0.0693in" fo:margin-bottom="0.0693in" fo:orphans="0" fo:widows="0" fo:text-indent="0in"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08in 0.0138in 0.0008in" fo:padding="0in" fo:border-left="none" fo:border-right="none" fo:border-top="0.0154in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08in 0.0138in 0.0008in" fo:padding="0in" fo:border-left="none" fo:border-right="none" fo:border-top="none" fo:border-bottom="0.0154in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0.6264in" fo:margin-right="0in" fo:margin-top="0.1665in" fo:margin-bottom="0.0417in" fo:text-indent="0in"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28in"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28in"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1.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0104in" fo:margin-left="-0.0104in" table:align="left" style:writing-mode="lr-tb"/>
    </style:style>
    <style:style style:name="Tabelle6.A" style:family="table-column">
      <style:table-column-properties style:column-width="2.0104in"/>
    </style:style>
    <style:style style:name="Tabelle6.B" style:family="table-column">
      <style:table-column-properties style:column-width="1.75in"/>
    </style:style>
    <style:style style:name="Tabelle6.C" style:family="table-column">
      <style:table-column-properties style:column-width="2.25in"/>
    </style:style>
    <style:style style:name="Tabelle6.1" style:family="table-row">
      <style:table-row-properties style:min-row-height="0.2083in" style:keep-together="true" fo:keep-together="auto"/>
    </style:style>
    <style:style style:name="Tabelle6.A1" style:family="table-cell">
      <style:table-cell-properties style:vertical-align="bottom" fo:padding-left="0.0104in" fo:padding-right="0.0104in" fo:padding-top="0.0104in" fo:padding-bottom="0in" fo:border="none" style:writing-mode="lr-tb"/>
    </style:style>
    <style:style style:name="Tabelle7" style:family="table">
      <style:table-properties style:width="5.9194in" fo:margin-left="0.0681in" table:align="left" style:writing-mode="lr-tb"/>
    </style:style>
    <style:style style:name="Tabelle7.A" style:family="table-column">
      <style:table-column-properties style:column-width="0.7597in"/>
    </style:style>
    <style:style style:name="Tabelle7.B" style:family="table-column">
      <style:table-column-properties style:column-width="2.3403in"/>
    </style:style>
    <style:style style:name="Tabelle7.C" style:family="table-column">
      <style:table-column-properties style:column-width="2.8194in"/>
    </style:style>
    <style:style style:name="Tabelle7.1" style:family="table-row">
      <style:table-row-properties style:min-row-height="0.7438in" style:keep-together="true" fo:keep-together="auto"/>
    </style:style>
    <style:style style:name="Tabelle7.A1" style:family="table-cell">
      <style:table-cell-properties style:vertical-align="top" fo:padding="0in" fo:border-left="0.0069in solid #000000" fo:border-right="none" fo:border-top="0.0069in solid #000000" fo:border-bottom="0.0069in solid #000000" style:writing-mode="lr-tb"/>
    </style:style>
    <style:style style:name="Tabelle7.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C1" style:family="table-cell">
      <style:table-cell-properties style:vertical-align="top" fo:padding-left="0.075in" fo:padding-right="0.075in" fo:padding-top="0in" fo:padding-bottom="0in" fo:border="0.0069in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1.5992in" svg:height="2.4256in" draw:z-index="1"><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2.0937in" svg:height="1.6819in" draw:z-index="3"><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0.7457in" svg:height="1.1154in" draw:z-index="4"><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F-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95</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Gianluca Chiozzi</dc:creator>
    <dc:date>2009-05-05T10:07:58</dc:date>
    <meta:print-date>2005-05-20T11:33:00</meta:print-date>
    <meta:editing-cycles>139</meta:editing-cycles>
    <meta:editing-duration>PT68H01M52S</meta:editing-duration>
    <meta:generator>OpenOffice.org/3.0$Linux OpenOffice.org_project/300m15$Build-9379</meta:generator>
    <meta:document-statistic meta:table-count="7" meta:image-count="28" meta:object-count="0" meta:page-count="95" meta:paragraph-count="1211" meta:word-count="27165" meta:character-count="177374"/>
    <meta:user-defined meta:name="CVSID">1.35</meta:user-defined>
    <meta:user-defined meta:name="Company">ESO</meta:user-defined>
    <meta:user-defined meta:name="Date">2009-04-15</meta:user-defined>
    <meta:user-defined meta:name="Document number">COMP-70.25.00.00-002-F-DSN</meta:user-defined>
    <meta:user-defined meta:name="Revision">F</meta:user-defined>
    <meta:user-defined meta:name="Status">Draft</meta:user-defined>
    <meta:user-defined meta:name="Title">ALMA Common Software Architecture</meta:user-defined>
  </office:meta>
</office:document-meta>
</file>